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82a36"/>
      <style:paragraph-properties fo:line-height="133%" fo:background-color="#282a36"/>
    </style:style>
    <style:style style:name="P2" style:family="paragraph" style:parent-style-name="Standard">
      <loext:graphic-properties draw:fill="solid" draw:fill-color="#282a36"/>
      <style:paragraph-properties fo:line-height="133%" fo:background-color="#282a36"/>
      <style:text-properties fo:color="#f8f8f2" style:font-name="Consolas" fo:font-size="9pt" style:font-name-asian="Consolas1" style:font-size-asian="9pt" style:font-name-complex="Consolas1" style:font-size-complex="9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ff79c6" style:font-name="Consolas" fo:font-size="9pt" style:font-name-asian="Consolas1" style:font-size-asian="9pt" style:font-name-complex="Consolas1" style:font-size-complex="9pt"/>
    </style:style>
    <style:style style:name="T2" style:family="text">
      <style:text-properties fo:color="#ff79c6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3" style:family="text">
      <style:text-properties fo:color="#f8f8f2" style:font-name="Consolas" fo:font-size="9pt" style:font-name-asian="Consolas1" style:font-size-asian="9pt" style:font-name-complex="Consolas1" style:font-size-complex="9pt"/>
    </style:style>
    <style:style style:name="T4" style:family="text">
      <style:text-properties fo:color="#e9f284" style:font-name="Consolas" fo:font-size="9pt" style:font-name-asian="Consolas1" style:font-size-asian="9pt" style:font-name-complex="Consolas1" style:font-size-complex="9pt"/>
    </style:style>
    <style:style style:name="T5" style:family="text">
      <style:text-properties fo:color="#f1fa8c" style:font-name="Consolas" fo:font-size="9pt" style:font-name-asian="Consolas1" style:font-size-asian="9pt" style:font-name-complex="Consolas1" style:font-size-complex="9pt"/>
    </style:style>
    <style:style style:name="T6" style:family="text">
      <style:text-properties fo:color="#50fa7b" style:font-name="Consolas" fo:font-size="9pt" style:font-name-asian="Consolas1" style:font-size-asian="9pt" style:font-name-complex="Consolas1" style:font-size-complex="9pt"/>
    </style:style>
    <style:style style:name="T7" style:family="text">
      <style:text-properties fo:color="#50fa7b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8" style:family="text">
      <style:text-properties fo:color="#bd93f9" style:font-name="Consolas" fo:font-size="9pt" style:font-name-asian="Consolas1" style:font-size-asian="9pt" style:font-name-complex="Consolas1" style:font-size-complex="9pt"/>
    </style:style>
    <style:style style:name="T9" style:family="text">
      <style:text-properties fo:color="#bd93f9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0" style:family="text">
      <style:text-properties fo:color="#6272a4" style:font-name="Consolas" fo:font-size="9pt" style:font-name-asian="Consolas1" style:font-size-asian="9pt" style:font-name-complex="Consolas1" style:font-size-complex="9pt"/>
    </style:style>
    <style:style style:name="T11" style:family="text">
      <style:text-properties fo:color="#ffb86c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2" style:family="text">
      <style:text-properties fo:color="#8be9fd"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T13" style:family="text">
      <style:text-properties fo:color="#8be9fd" style:font-name="Consolas" fo:font-size="9pt" style:font-name-asian="Consolas1" style:font-size-asian="9pt" style:font-name-complex="Consolas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ntro de doadores.js, cole o código abaixo:</text:p>
      <text:p text:style-name="Standard"/>
      <text:p text:style-name="P1"><text:span text:style-name="T1">import</text:span><text:span text:style-name="T3"> React, { useState, useEffect } </text:span><text:span text:style-name="T1">from</text:span><text:span text:style-name="T3"> </text:span><text:span text:style-name="T4">'</text:span><text:span text:style-name="T5">react</text:span><text:span text:style-name="T4">'</text:span><text:span text:style-name="T3">;</text:span></text:p>
      <text:p text:style-name="P1"><text:span text:style-name="T1">import</text:span><text:span text:style-name="T3"> axios </text:span><text:span text:style-name="T1">from</text:span><text:span text:style-name="T3"> </text:span><text:span text:style-name="T4">'</text:span><text:span text:style-name="T5">axios</text:span><text:span text:style-name="T4">'</text:span><text:span text:style-name="T3">;</text:span></text:p>
      <text:p text:style-name="P1"><text:span text:style-name="T1">import</text:span><text:span text:style-name="T3"> { useNavigate } </text:span><text:span text:style-name="T1">from</text:span><text:span text:style-name="T3"> </text:span><text:span text:style-name="T4">'</text:span><text:span text:style-name="T5">react-router-dom</text:span><text:span text:style-name="T4">'</text:span><text:span text:style-name="T3">;</text:span></text:p>
      <text:p text:style-name="P2"/>
      <text:p text:style-name="P1"><text:span text:style-name="T1">const</text:span><text:span text:style-name="T3"> </text:span><text:span text:style-name="T6">Doadores</text:span><text:span text:style-name="T3"> </text:span><text:span text:style-name="T1">=</text:span><text:span text:style-name="T3"> () </text:span><text:span text:style-name="T1">=&gt;</text:span><text:span text:style-name="T3"> {</text:span></text:p>
      <text:p text:style-name="P1"><text:span text:style-name="T3"><text:s text:c="4"/></text:span><text:span text:style-name="T1">const</text:span><text:span text:style-name="T3"> [</text:span><text:span text:style-name="T8">items</text:span><text:span text:style-name="T3">, </text:span><text:span text:style-name="T6">setItems</text:span><text:span text:style-name="T3">] </text:span><text:span text:style-name="T1">=</text:span><text:span text:style-name="T3"> </text:span><text:span text:style-name="T6">useState</text:span><text:span text:style-name="T3">([]);</text:span></text:p>
      <text:p text:style-name="P1"><text:span text:style-name="T3"><text:s text:c="4"/></text:span><text:span text:style-name="T1">const</text:span><text:span text:style-name="T3"> </text:span><text:span text:style-name="T6">navigate</text:span><text:span text:style-name="T3"> </text:span><text:span text:style-name="T1">=</text:span><text:span text:style-name="T3"> </text:span><text:span text:style-name="T6">useNavigate</text:span><text:span text:style-name="T3">(); </text:span><text:span text:style-name="T10">// Obtenha a instância de useNavigate</text:span></text:p>
      <text:p text:style-name="P2"/>
      <text:p text:style-name="P1"><text:span text:style-name="T3"><text:s text:c="4"/></text:span><text:span text:style-name="T6">useEffect</text:span><text:span text:style-name="T3">(() </text:span><text:span text:style-name="T1">=&gt;</text:span><text:span text:style-name="T3"> {</text:span></text:p>
      <text:p text:style-name="P1"><text:span text:style-name="T3"><text:s text:c="8"/></text:span><text:span text:style-name="T1">const</text:span><text:span text:style-name="T3"> </text:span><text:span text:style-name="T6">fetchData</text:span><text:span text:style-name="T3"> </text:span><text:span text:style-name="T1">=</text:span><text:span text:style-name="T3"> </text:span><text:span text:style-name="T1">async</text:span><text:span text:style-name="T3"> () </text:span><text:span text:style-name="T1">=&gt;</text:span><text:span text:style-name="T3"> {</text:span></text:p>
      <text:p text:style-name="P1"><text:span text:style-name="T3"><text:s text:c="12"/></text:span><text:span text:style-name="T1">try</text:span><text:span text:style-name="T3"> {</text:span></text:p>
      <text:p text:style-name="P1"><text:span text:style-name="T3"><text:s text:c="16"/></text:span><text:span text:style-name="T1">const</text:span><text:span text:style-name="T3"> </text:span><text:span text:style-name="T8">response</text:span><text:span text:style-name="T3"> </text:span><text:span text:style-name="T1">=</text:span><text:span text:style-name="T3"> </text:span><text:span text:style-name="T1">await</text:span><text:span text:style-name="T3"> </text:span><text:span text:style-name="T8">axios</text:span><text:span text:style-name="T3">.</text:span><text:span text:style-name="T6">get</text:span><text:span text:style-name="T3">(</text:span><text:span text:style-name="T4">'</text:span><text:span text:style-name="T5">http://localhost:3333/doador</text:span><text:span text:style-name="T4">'</text:span><text:span text:style-name="T3">);</text:span></text:p>
      <text:p text:style-name="P1"><text:span text:style-name="T3"><text:s text:c="16"/></text:span><text:span text:style-name="T6">setItems</text:span><text:span text:style-name="T3">(</text:span><text:span text:style-name="T8">response</text:span><text:span text:style-name="T3">.data);</text:span></text:p>
      <text:p text:style-name="P1"><text:span text:style-name="T3"><text:s text:c="12"/>} </text:span><text:span text:style-name="T1">catch</text:span><text:span text:style-name="T3"> (err) {</text:span></text:p>
      <text:p text:style-name="P1"><text:span text:style-name="T3"><text:s text:c="16"/></text:span><text:span text:style-name="T8">console</text:span><text:span text:style-name="T3">.</text:span><text:span text:style-name="T6">error</text:span><text:span text:style-name="T3">(err);</text:span></text:p>
      <text:p text:style-name="P1"><text:span text:style-name="T3"><text:s text:c="12"/>}</text:span></text:p>
      <text:p text:style-name="P1"><text:span text:style-name="T3"><text:s text:c="8"/>};</text:span></text:p>
      <text:p text:style-name="P2"/>
      <text:p text:style-name="P1"><text:soft-page-break/><text:span text:style-name="T3"><text:s text:c="8"/></text:span><text:span text:style-name="T6">fetchData</text:span><text:span text:style-name="T3">();</text:span></text:p>
      <text:p text:style-name="P1"><text:span text:style-name="T3"><text:s text:c="4"/>}, []);</text:span></text:p>
      <text:p text:style-name="P2"/>
      <text:p text:style-name="P1"><text:span text:style-name="T3"><text:s text:c="4"/></text:span><text:span text:style-name="T1">const</text:span><text:span text:style-name="T3"> </text:span><text:span text:style-name="T6">handleAlterar</text:span><text:span text:style-name="T3"> </text:span><text:span text:style-name="T1">=</text:span><text:span text:style-name="T3"> (</text:span><text:span text:style-name="T11">id</text:span><text:span text:style-name="T3">) </text:span><text:span text:style-name="T1">=&gt;</text:span><text:span text:style-name="T3"> {</text:span></text:p>
      <text:p text:style-name="P1"><text:span text:style-name="T3"><text:s text:c="8"/></text:span><text:span text:style-name="T8">axios</text:span><text:span text:style-name="T3">.</text:span><text:span text:style-name="T6">post</text:span><text:span text:style-name="T3">(</text:span><text:span text:style-name="T5">`http://localhost:3333/excluirDoador/</text:span><text:span text:style-name="T1">${</text:span><text:span text:style-name="T11">id</text:span><text:span text:style-name="T1">}</text:span><text:span text:style-name="T5">`</text:span><text:span text:style-name="T3">, { </text:span><text:span text:style-name="T10">/* dados a serem enviados para o backend */</text:span><text:span text:style-name="T3"> })</text:span></text:p>
      <text:p text:style-name="P1"><text:span text:style-name="T3"><text:s text:c="13"/>.</text:span><text:span text:style-name="T6">then</text:span><text:span text:style-name="T3">(</text:span><text:span text:style-name="T11">response</text:span><text:span text:style-name="T3"> </text:span><text:span text:style-name="T1">=&gt;</text:span><text:span text:style-name="T3"> {</text:span></text:p>
      <text:p text:style-name="P1"><text:span text:style-name="T3"><text:s text:c="17"/></text:span><text:span text:style-name="T10">// Se a requisição for bem-sucedida, você pode redirecionar para a rota desejada</text:span></text:p>
      <text:p text:style-name="P1"><text:span text:style-name="T3"><text:s text:c="17"/></text:span><text:span text:style-name="T8">window</text:span><text:span text:style-name="T3">.location.href </text:span><text:span text:style-name="T1">=</text:span><text:span text:style-name="T3"> </text:span><text:span text:style-name="T4">'</text:span><text:span text:style-name="T5">http://localhost:3333/excluirDoador/</text:span><text:span text:style-name="T4">'</text:span><text:span text:style-name="T3"> </text:span><text:span text:style-name="T1">+</text:span><text:span text:style-name="T3"> </text:span><text:span text:style-name="T11">id</text:span><text:span text:style-name="T3">;</text:span></text:p>
      <text:p text:style-name="P1"><text:span text:style-name="T3"><text:s text:c="13"/>})</text:span></text:p>
      <text:p text:style-name="P1"><text:span text:style-name="T3"><text:s text:c="13"/>.</text:span><text:span text:style-name="T6">catch</text:span><text:span text:style-name="T3">(</text:span><text:span text:style-name="T11">error</text:span><text:span text:style-name="T3"> </text:span><text:span text:style-name="T1">=&gt;</text:span><text:span text:style-name="T3"> {</text:span></text:p>
      <text:p text:style-name="P1"><text:span text:style-name="T3"><text:s text:c="17"/></text:span><text:span text:style-name="T8">console</text:span><text:span text:style-name="T3">.</text:span><text:span text:style-name="T6">error</text:span><text:span text:style-name="T3">(</text:span><text:span text:style-name="T4">'</text:span><text:span text:style-name="T5">Erro ao fazer a requisição:</text:span><text:span text:style-name="T4">'</text:span><text:span text:style-name="T3">, </text:span><text:span text:style-name="T11">error</text:span><text:span text:style-name="T3">);</text:span></text:p>
      <text:p text:style-name="P1"><text:span text:style-name="T3"><text:s text:c="17"/></text:span><text:span text:style-name="T10">// Trate o erro, se necessário</text:span></text:p>
      <text:p text:style-name="P1"><text:span text:style-name="T3"><text:s text:c="13"/>});</text:span></text:p>
      <text:p text:style-name="P1"><text:span text:style-name="T3"><text:s text:c="4"/>};</text:span></text:p>
      <text:p text:style-name="P2"/>
      <text:p text:style-name="P1"><text:span text:style-name="T3"><text:s text:c="4"/></text:span><text:span text:style-name="T1">return</text:span><text:span text:style-name="T3"> (</text:span></text:p>
      <text:p text:style-name="P1"><text:span text:style-name="T3"><text:s text:c="8"/>&lt;</text:span><text:span text:style-name="T1">div</text:span><text:span text:style-name="T3">&gt;</text:span></text:p>
      <text:p text:style-name="P1"><text:span text:style-name="T3"><text:s text:c="10"/>&lt;</text:span><text:span text:style-name="T1">h1</text:span><text:span text:style-name="T3">&gt;Doadores:&lt;/</text:span><text:span text:style-name="T1">h1</text:span><text:span text:style-name="T3">&gt;</text:span></text:p>
      <text:p text:style-name="P1"><text:span text:style-name="T3"><text:s text:c="10"/>&lt;</text:span><text:span text:style-name="T1">table</text:span><text:span text:style-name="T3">&gt;</text:span></text:p>
      <text:p text:style-name="P1"><text:span text:style-name="T3"><text:s text:c="12"/>&lt;</text:span><text:span text:style-name="T1">thead</text:span><text:span text:style-name="T3">&gt;</text:span></text:p>
      <text:p text:style-name="P1"><text:span text:style-name="T3"><text:s text:c="14"/>&lt;</text:span><text:span text:style-name="T1">tr</text:span><text:span text:style-name="T3">&gt;</text:span></text:p>
      <text:p text:style-name="P1"><text:soft-page-break/><text:span text:style-name="T3"><text:s text:c="16"/>&lt;</text:span><text:span text:style-name="T1">th</text:span><text:span text:style-name="T3">&gt;Nome&lt;/</text:span><text:span text:style-name="T1">th</text:span><text:span text:style-name="T3">&gt;</text:span></text:p>
      <text:p text:style-name="P1"><text:span text:style-name="T3"><text:s text:c="16"/>&lt;</text:span><text:span text:style-name="T1">th</text:span><text:span text:style-name="T3">&gt;CPF&lt;/</text:span><text:span text:style-name="T1">th</text:span><text:span text:style-name="T3">&gt;</text:span></text:p>
      <text:p text:style-name="P1"><text:span text:style-name="T3"><text:s text:c="16"/>&lt;</text:span><text:span text:style-name="T1">th</text:span><text:span text:style-name="T3">&gt;Contato&lt;/</text:span><text:span text:style-name="T1">th</text:span><text:span text:style-name="T3">&gt;</text:span></text:p>
      <text:p text:style-name="P1"><text:span text:style-name="T3"><text:s text:c="16"/>&lt;</text:span><text:span text:style-name="T1">th</text:span><text:span text:style-name="T3">&gt;Tipo Sanguíneo&lt;/</text:span><text:span text:style-name="T1">th</text:span><text:span text:style-name="T3">&gt;</text:span></text:p>
      <text:p text:style-name="P1"><text:span text:style-name="T3"><text:s text:c="16"/>&lt;</text:span><text:span text:style-name="T1">th</text:span><text:span text:style-name="T3">&gt;RH&lt;/</text:span><text:span text:style-name="T1">th</text:span><text:span text:style-name="T3">&gt;</text:span></text:p>
      <text:p text:style-name="P1"><text:span text:style-name="T3"><text:s text:c="16"/>&lt;</text:span><text:span text:style-name="T1">th</text:span><text:span text:style-name="T3">&gt;Tipo RH Corretos&lt;/</text:span><text:span text:style-name="T1">th</text:span><text:span text:style-name="T3">&gt;</text:span></text:p>
      <text:p text:style-name="P1"><text:span text:style-name="T3"><text:s text:c="16"/>&lt;</text:span><text:span text:style-name="T1">th</text:span><text:span text:style-name="T3">&gt;Situação&lt;/</text:span><text:span text:style-name="T1">th</text:span><text:span text:style-name="T3">&gt;</text:span></text:p>
      <text:p text:style-name="P1"><text:span text:style-name="T3"><text:s text:c="14"/>&lt;/</text:span><text:span text:style-name="T1">tr</text:span><text:span text:style-name="T3">&gt;</text:span></text:p>
      <text:p text:style-name="P1"><text:span text:style-name="T3"><text:s text:c="12"/>&lt;/</text:span><text:span text:style-name="T1">thead</text:span><text:span text:style-name="T3">&gt;</text:span></text:p>
      <text:p text:style-name="P1"><text:span text:style-name="T3"><text:s text:c="12"/>&lt;</text:span><text:span text:style-name="T1">tbody</text:span><text:span text:style-name="T3">&gt;</text:span></text:p>
      <text:p text:style-name="P1"><text:span text:style-name="T3"><text:s text:c="14"/></text:span><text:span text:style-name="T1">{</text:span><text:span text:style-name="T8">items</text:span><text:span text:style-name="T3">.</text:span><text:span text:style-name="T6">map</text:span><text:span text:style-name="T3">(</text:span><text:span text:style-name="T11">item</text:span><text:span text:style-name="T3"> </text:span><text:span text:style-name="T1">=&gt;</text:span><text:span text:style-name="T3"> (</text:span></text:p>
      <text:p text:style-name="P1"><text:span text:style-name="T3"><text:s text:c="16"/>&lt;</text:span><text:span text:style-name="T1">tr</text:span><text:span text:style-name="T3"> </text:span><text:span text:style-name="T7">key</text:span><text:span text:style-name="T1">={</text:span><text:span text:style-name="T11">item</text:span><text:span text:style-name="T3">.codigo</text:span><text:span text:style-name="T1">}</text:span><text:span text:style-name="T3">&gt;</text:span></text:p>
      <text:p text:style-name="P1"><text:span text:style-name="T3"><text:s text:c="18"/>&lt;</text:span><text:span text:style-name="T1">td</text:span><text:span text:style-name="T3">&gt;</text:span><text:span text:style-name="T1">{</text:span><text:span text:style-name="T11">item</text:span><text:span text:style-name="T3">.nome</text:span><text:span text:style-name="T1">}</text:span><text:span text:style-name="T3">&lt;/</text:span><text:span text:style-name="T1">td</text:span><text:span text:style-name="T3">&gt;</text:span></text:p>
      <text:p text:style-name="P1"><text:span text:style-name="T3"><text:s text:c="18"/>&lt;</text:span><text:span text:style-name="T1">td</text:span><text:span text:style-name="T3">&gt;</text:span><text:span text:style-name="T1">{</text:span><text:span text:style-name="T11">item</text:span><text:span text:style-name="T3">.cpf</text:span><text:span text:style-name="T1">}</text:span><text:span text:style-name="T3">&lt;/</text:span><text:span text:style-name="T1">td</text:span><text:span text:style-name="T3">&gt;</text:span></text:p>
      <text:p text:style-name="P1"><text:span text:style-name="T3"><text:s text:c="18"/>&lt;</text:span><text:span text:style-name="T1">td</text:span><text:span text:style-name="T3">&gt;</text:span><text:span text:style-name="T1">{</text:span><text:span text:style-name="T11">item</text:span><text:span text:style-name="T3">.contato</text:span><text:span text:style-name="T1">}</text:span><text:span text:style-name="T3">&lt;/</text:span><text:span text:style-name="T1">td</text:span><text:span text:style-name="T3">&gt;</text:span></text:p>
      <text:p text:style-name="P1"><text:span text:style-name="T3"><text:s text:c="18"/>&lt;</text:span><text:span text:style-name="T1">td</text:span><text:span text:style-name="T3">&gt;</text:span><text:span text:style-name="T1">{</text:span><text:span text:style-name="T11">item</text:span><text:span text:style-name="T3">.tipo_sanguineo</text:span><text:span text:style-name="T1">}</text:span><text:span text:style-name="T3">&lt;/</text:span><text:span text:style-name="T1">td</text:span><text:span text:style-name="T3">&gt;</text:span></text:p>
      <text:p text:style-name="P1"><text:span text:style-name="T3"><text:s text:c="18"/>&lt;</text:span><text:span text:style-name="T1">td</text:span><text:span text:style-name="T3">&gt;</text:span><text:span text:style-name="T1">{</text:span><text:span text:style-name="T11">item</text:span><text:span text:style-name="T3">.rh</text:span><text:span text:style-name="T1">}</text:span><text:span text:style-name="T3">&lt;/</text:span><text:span text:style-name="T1">td</text:span><text:span text:style-name="T3">&gt;</text:span></text:p>
      <text:p text:style-name="P1"><text:span text:style-name="T3"><text:s text:c="18"/>&lt;</text:span><text:span text:style-name="T1">td</text:span><text:span text:style-name="T3">&gt;</text:span><text:span text:style-name="T1">{</text:span><text:span text:style-name="T11">item</text:span><text:span text:style-name="T3">.tipo_rh_corretos</text:span><text:span text:style-name="T1">}</text:span><text:span text:style-name="T3">&lt;/</text:span><text:span text:style-name="T1">td</text:span><text:span text:style-name="T3">&gt;</text:span></text:p>
      <text:p text:style-name="P1"><text:span text:style-name="T3"><text:s text:c="18"/>&lt;</text:span><text:span text:style-name="T1">td</text:span><text:span text:style-name="T3">&gt;</text:span><text:span text:style-name="T1">{</text:span><text:span text:style-name="T11">item</text:span><text:span text:style-name="T3">.situacao</text:span><text:span text:style-name="T1">}</text:span><text:span text:style-name="T3">&lt;/</text:span><text:span text:style-name="T1">td</text:span><text:span text:style-name="T3">&gt;</text:span></text:p>
      <text:p text:style-name="P1"><text:span text:style-name="T3"><text:s text:c="18"/>&lt;</text:span><text:span text:style-name="T1">td</text:span><text:span text:style-name="T3">&gt;&lt;</text:span><text:span text:style-name="T1">button</text:span><text:span text:style-name="T3"> </text:span><text:span text:style-name="T7">onClick</text:span><text:span text:style-name="T1">={</text:span><text:span text:style-name="T3">() </text:span><text:span text:style-name="T1">=&gt;</text:span><text:span text:style-name="T3"> </text:span><text:span text:style-name="T6">handleAlterar</text:span><text:span text:style-name="T3">(</text:span><text:span text:style-name="T11">item</text:span><text:span text:style-name="T3">.codigo)</text:span><text:span text:style-name="T1">}</text:span><text:span text:style-name="T3">&gt; Excluir &lt;/</text:span><text:span text:style-name="T1">button</text:span><text:span text:style-name="T3">&gt;&lt;/</text:span><text:span text:style-name="T1">td</text:span><text:span text:style-name="T3">&gt;</text:span></text:p>
      <text:p text:style-name="P1"><text:span text:style-name="T3"><text:s text:c="18"/>&lt;</text:span><text:span text:style-name="T1">td</text:span><text:span text:style-name="T3">&gt;&lt;</text:span><text:span text:style-name="T1">button</text:span><text:span text:style-name="T3">&gt;Alterar&lt;/</text:span><text:span text:style-name="T1">button</text:span><text:span text:style-name="T3">&gt;&lt;/</text:span><text:span text:style-name="T1">td</text:span><text:span text:style-name="T3">&gt;</text:span></text:p>
      <text:p text:style-name="P1"><text:soft-page-break/><text:span text:style-name="T3"><text:s text:c="16"/>&lt;/</text:span><text:span text:style-name="T1">tr</text:span><text:span text:style-name="T3">&gt;</text:span></text:p>
      <text:p text:style-name="P1"><text:span text:style-name="T3"><text:s text:c="14"/>))</text:span><text:span text:style-name="T1">}</text:span></text:p>
      <text:p text:style-name="P1"><text:span text:style-name="T3"><text:s text:c="12"/>&lt;/</text:span><text:span text:style-name="T1">tbody</text:span><text:span text:style-name="T3">&gt;</text:span></text:p>
      <text:p text:style-name="P1"><text:span text:style-name="T3"><text:s text:c="10"/>&lt;/</text:span><text:span text:style-name="T1">table</text:span><text:span text:style-name="T3">&gt;</text:span></text:p>
      <text:p text:style-name="P1"><text:span text:style-name="T3"><text:s text:c="8"/>&lt;/</text:span><text:span text:style-name="T1">div</text:span><text:span text:style-name="T3">&gt;</text:span></text:p>
      <text:p text:style-name="P1"><text:span text:style-name="T3"><text:s text:c="6"/>);</text:span></text:p>
      <text:p text:style-name="P1"><text:span text:style-name="T3">};</text:span></text:p>
      <text:p text:style-name="P2"/>
      <text:p text:style-name="P1"><text:span text:style-name="T1">export</text:span><text:span text:style-name="T3"> </text:span><text:span text:style-name="T1">default</text:span><text:span text:style-name="T3"> </text:span><text:span text:style-name="T6">Doadores</text:span><text:span text:style-name="T3">;</text:span></text:p>
      <text:p text:style-name="P2"/>
      <text:p text:style-name="Standard"/>
      <text:p text:style-name="Standard">O arquivo App.js deve ficar assim:</text:p>
      <text:p text:style-name="Standard"/>
      <text:p text:style-name="P1"><text:span text:style-name="T1">import</text:span><text:span text:style-name="T3"> React </text:span><text:span text:style-name="T1">from</text:span><text:span text:style-name="T3"> </text:span><text:span text:style-name="T4">'</text:span><text:span text:style-name="T5">react</text:span><text:span text:style-name="T4">'</text:span><text:span text:style-name="T3">;</text:span></text:p>
      <text:p text:style-name="P1"><text:span text:style-name="T1">import</text:span><text:span text:style-name="T3"> Formulario </text:span><text:span text:style-name="T1">from</text:span><text:span text:style-name="T3"> </text:span><text:span text:style-name="T4">'</text:span><text:span text:style-name="T5">./formulario</text:span><text:span text:style-name="T4">'</text:span><text:span text:style-name="T3">;</text:span></text:p>
      <text:p text:style-name="P1"><text:span text:style-name="T1">import</text:span><text:span text:style-name="T3"> Doadores </text:span><text:span text:style-name="T1">from</text:span><text:span text:style-name="T3"> </text:span><text:span text:style-name="T4">'</text:span><text:span text:style-name="T5">./doadores</text:span><text:span text:style-name="T4">'</text:span><text:span text:style-name="T3">;</text:span></text:p>
      <text:p text:style-name="P1"><text:span text:style-name="T1">import</text:span><text:span text:style-name="T3"> { </text:span><text:span text:style-name="T11">BrowserRouter</text:span><text:span text:style-name="T3"> </text:span><text:span text:style-name="T1">as</text:span><text:span text:style-name="T3"> Router, Routes, Route } </text:span><text:span text:style-name="T1">from</text:span><text:span text:style-name="T3"> </text:span><text:span text:style-name="T4">'</text:span><text:span text:style-name="T5">react-router-dom</text:span><text:span text:style-name="T4">'</text:span><text:span text:style-name="T3">;</text:span></text:p>
      <text:p text:style-name="P2"/>
      <text:p text:style-name="P1"><text:span text:style-name="T1">function</text:span><text:span text:style-name="T3"> </text:span><text:span text:style-name="T6">App</text:span><text:span text:style-name="T3">() {</text:span></text:p>
      <text:p text:style-name="P1"><text:span text:style-name="T3"><text:s text:c="2"/></text:span><text:span text:style-name="T1">return</text:span><text:span text:style-name="T3"> (</text:span></text:p>
      <text:p text:style-name="P1"><text:span text:style-name="T3"><text:s text:c="4"/>&lt;</text:span><text:span text:style-name="T1">div</text:span><text:span text:style-name="T3"> </text:span><text:span text:style-name="T7">className</text:span><text:span text:style-name="T1">=</text:span><text:span text:style-name="T4">"</text:span><text:span text:style-name="T5">App</text:span><text:span text:style-name="T4">"</text:span><text:span text:style-name="T3">&gt;</text:span></text:p>
      <text:p text:style-name="P1"><text:soft-page-break/><text:span text:style-name="T3"><text:s text:c="6"/>&lt;</text:span><text:span text:style-name="T1">header</text:span><text:span text:style-name="T3"> </text:span><text:span text:style-name="T7">className</text:span><text:span text:style-name="T1">=</text:span><text:span text:style-name="T4">"</text:span><text:span text:style-name="T5">App-header</text:span><text:span text:style-name="T4">"</text:span><text:span text:style-name="T3">&gt;</text:span></text:p>
      <text:p text:style-name="P2"/>
      <text:p text:style-name="P1"><text:span text:style-name="T3"><text:s text:c="8"/>&lt;</text:span><text:span text:style-name="T1">h1</text:span><text:span text:style-name="T3">&gt;Hello World!&lt;/</text:span><text:span text:style-name="T1">h1</text:span><text:span text:style-name="T3">&gt;</text:span></text:p>
      <text:p text:style-name="P1"><text:span text:style-name="T3"><text:s text:c="8"/>&lt;</text:span><text:span text:style-name="T1">a</text:span><text:span text:style-name="T3"> </text:span><text:span text:style-name="T7">href</text:span><text:span text:style-name="T1">=</text:span><text:span text:style-name="T4">"</text:span><text:span text:style-name="T5">http://localhost:3333/a1</text:span><text:span text:style-name="T4">"</text:span><text:span text:style-name="T3"> </text:span><text:span text:style-name="T7">target</text:span><text:span text:style-name="T1">=</text:span><text:span text:style-name="T4">"</text:span><text:span text:style-name="T5">_blank</text:span><text:span text:style-name="T4">"</text:span><text:span text:style-name="T3">&gt;Rota 1&lt;/</text:span><text:span text:style-name="T1">a</text:span><text:span text:style-name="T3">&gt;</text:span><text:span text:style-name="T8">&amp;nbsp;&amp;nbsp;</text:span></text:p>
      <text:p text:style-name="P1"><text:span text:style-name="T3"><text:s text:c="8"/>&lt;</text:span><text:span text:style-name="T1">a</text:span><text:span text:style-name="T3"> </text:span><text:span text:style-name="T7">href</text:span><text:span text:style-name="T1">=</text:span><text:span text:style-name="T4">"</text:span><text:span text:style-name="T5">http://localhost:3333/a2/65</text:span><text:span text:style-name="T4">"</text:span><text:span text:style-name="T3"> </text:span><text:span text:style-name="T7">target</text:span><text:span text:style-name="T1">=</text:span><text:span text:style-name="T4">"</text:span><text:span text:style-name="T5">_blank</text:span><text:span text:style-name="T4">"</text:span><text:span text:style-name="T3">&gt; Rota 2&lt;/</text:span><text:span text:style-name="T1">a</text:span><text:span text:style-name="T3">&gt;</text:span><text:span text:style-name="T8">&amp;nbsp;&amp;nbsp;</text:span></text:p>
      <text:p text:style-name="P1"><text:span text:style-name="T3"><text:s text:c="8"/>&lt;</text:span><text:span text:style-name="T1">a</text:span><text:span text:style-name="T3"> </text:span><text:span text:style-name="T7">href</text:span><text:span text:style-name="T1">=</text:span><text:span text:style-name="T4">"</text:span><text:span text:style-name="T5">http://localhost:3333/a3?quantidade=3&amp;valor=10</text:span><text:span text:style-name="T4">"</text:span><text:span text:style-name="T3"> </text:span><text:span text:style-name="T7">target</text:span><text:span text:style-name="T1">=</text:span><text:span text:style-name="T4">"</text:span><text:span text:style-name="T5">_blank</text:span><text:span text:style-name="T4">"</text:span><text:span text:style-name="T3">&gt; Rota 3&lt;/</text:span><text:span text:style-name="T1">a</text:span><text:span text:style-name="T3">&gt;</text:span><text:span text:style-name="T8">&amp;nbsp;&amp;nbsp;</text:span></text:p>
      <text:p text:style-name="P1"><text:span text:style-name="T3"><text:s text:c="6"/>&lt;/</text:span><text:span text:style-name="T1">header</text:span><text:span text:style-name="T3">&gt;</text:span></text:p>
      <text:p text:style-name="P2"/>
      <text:p text:style-name="P1"><text:span text:style-name="T3"><text:s text:c="6"/>&lt;</text:span><text:span text:style-name="T1">div</text:span><text:span text:style-name="T3">&gt;</text:span></text:p>
      <text:p text:style-name="P1"><text:span text:style-name="T3"><text:s text:c="8"/>&lt;</text:span><text:span text:style-name="T1">h1</text:span><text:span text:style-name="T3">&gt;Teste de Formulário React&lt;/</text:span><text:span text:style-name="T1">h1</text:span><text:span text:style-name="T3">&gt;</text:span></text:p>
      <text:p text:style-name="P1"><text:span text:style-name="T3"><text:s text:c="8"/>&lt;</text:span><text:span text:style-name="T12">Formulario</text:span><text:span text:style-name="T3"> /&gt;</text:span></text:p>
      <text:p text:style-name="P1"><text:span text:style-name="T3"><text:s text:c="8"/>&lt;</text:span><text:span text:style-name="T12">Router</text:span><text:span text:style-name="T3">&gt;</text:span></text:p>
      <text:p text:style-name="P1"><text:span text:style-name="T3"><text:s text:c="8"/>&lt;</text:span><text:span text:style-name="T12">Doadores</text:span><text:span text:style-name="T3"> /&gt;</text:span></text:p>
      <text:p text:style-name="P1"><text:span text:style-name="T3"><text:s text:c="8"/>&lt;/</text:span><text:span text:style-name="T12">Router</text:span><text:span text:style-name="T3">&gt; <text:s/></text:span></text:p>
      <text:p text:style-name="P1"><text:span text:style-name="T3"><text:s text:c="6"/>&lt;/</text:span><text:span text:style-name="T1">div</text:span><text:span text:style-name="T3">&gt;</text:span></text:p>
      <text:p text:style-name="P1"><text:span text:style-name="T3"><text:s text:c="4"/>&lt;/</text:span><text:span text:style-name="T1">div</text:span><text:span text:style-name="T3">&gt;</text:span></text:p>
      <text:p text:style-name="P2"/>
      <text:p text:style-name="P1"><text:span text:style-name="T3"><text:s text:c="2"/>);</text:span></text:p>
      <text:p text:style-name="P1"><text:span text:style-name="T3">}</text:span></text:p>
      <text:p text:style-name="P2"/>
      <text:p text:style-name="P1"><text:span text:style-name="T1">export</text:span><text:span text:style-name="T3"> </text:span><text:span text:style-name="T1">default</text:span><text:span text:style-name="T3"> </text:span><text:span text:style-name="T6">App</text:span><text:span text:style-name="T3">;</text:span></text:p>
      <text:p text:style-name="P2"><text:soft-page-break/></text:p>
      <text:p text:style-name="Standard"/>
      <text:p text:style-name="Standard">No arquivo formulário.js, cole o código abaixo:</text:p>
      <text:p text:style-name="P1"><text:span text:style-name="T1">import</text:span><text:span text:style-name="T3"> React, { useState } </text:span><text:span text:style-name="T1">from</text:span><text:span text:style-name="T3"> </text:span><text:span text:style-name="T4">'</text:span><text:span text:style-name="T5">react</text:span><text:span text:style-name="T4">'</text:span><text:span text:style-name="T3">;</text:span></text:p>
      <text:p text:style-name="P2"/>
      <text:p text:style-name="P1"><text:span text:style-name="T1">const</text:span><text:span text:style-name="T3"> </text:span><text:span text:style-name="T6">Formulario</text:span><text:span text:style-name="T3"> </text:span><text:span text:style-name="T1">=</text:span><text:span text:style-name="T3"> () </text:span><text:span text:style-name="T1">=&gt;</text:span><text:span text:style-name="T3"> {</text:span></text:p>
      <text:p text:style-name="P1"><text:span text:style-name="T3"><text:s text:c="3"/></text:span></text:p>
      <text:p text:style-name="P1"><text:span text:style-name="T3"><text:s/></text:span><text:span text:style-name="T1">const</text:span><text:span text:style-name="T3"> [</text:span><text:span text:style-name="T8">texto</text:span><text:span text:style-name="T3">, </text:span><text:span text:style-name="T6">setTexto</text:span><text:span text:style-name="T3">] </text:span><text:span text:style-name="T1">=</text:span><text:span text:style-name="T3"> </text:span><text:span text:style-name="T6">useState</text:span><text:span text:style-name="T3">(</text:span><text:span text:style-name="T4">''</text:span><text:span text:style-name="T3">);</text:span></text:p>
      <text:p text:style-name="P1"><text:span text:style-name="T3"><text:s/></text:span><text:span text:style-name="T1">const</text:span><text:span text:style-name="T3"> [</text:span><text:span text:style-name="T8">inteiro</text:span><text:span text:style-name="T3">, </text:span><text:span text:style-name="T6">setInteiro</text:span><text:span text:style-name="T3">] </text:span><text:span text:style-name="T1">=</text:span><text:span text:style-name="T3"> </text:span><text:span text:style-name="T6">useState</text:span><text:span text:style-name="T3">(</text:span><text:span text:style-name="T4">''</text:span><text:span text:style-name="T3">);</text:span></text:p>
      <text:p text:style-name="P1"><text:span text:style-name="T3"><text:s/></text:span><text:span text:style-name="T1">const</text:span><text:span text:style-name="T3"> [</text:span><text:span text:style-name="T8">cpf</text:span><text:span text:style-name="T3">, </text:span><text:span text:style-name="T6">setCpf</text:span><text:span text:style-name="T3">] </text:span><text:span text:style-name="T1">=</text:span><text:span text:style-name="T3"> </text:span><text:span text:style-name="T6">useState</text:span><text:span text:style-name="T3">(</text:span><text:span text:style-name="T4">''</text:span><text:span text:style-name="T3">);</text:span></text:p>
      <text:p text:style-name="P1"><text:span text:style-name="T3"><text:s/></text:span><text:span text:style-name="T1">const</text:span><text:span text:style-name="T3"> [</text:span><text:span text:style-name="T8">contato</text:span><text:span text:style-name="T3">, </text:span><text:span text:style-name="T6">setContato</text:span><text:span text:style-name="T3">] </text:span><text:span text:style-name="T1">=</text:span><text:span text:style-name="T3"> </text:span><text:span text:style-name="T6">useState</text:span><text:span text:style-name="T3">(</text:span><text:span text:style-name="T4">''</text:span><text:span text:style-name="T3">);</text:span></text:p>
      <text:p text:style-name="P1"><text:span text:style-name="T3"><text:s/></text:span><text:span text:style-name="T1">const</text:span><text:span text:style-name="T3"> [</text:span><text:span text:style-name="T8">booleano</text:span><text:span text:style-name="T3">, </text:span><text:span text:style-name="T6">setBooleano</text:span><text:span text:style-name="T3">] </text:span><text:span text:style-name="T1">=</text:span><text:span text:style-name="T3"> </text:span><text:span text:style-name="T6">useState</text:span><text:span text:style-name="T3">(</text:span><text:span text:style-name="T8">false</text:span><text:span text:style-name="T3">);</text:span></text:p>
      <text:p text:style-name="P1"><text:span text:style-name="T3"><text:s/></text:span><text:span text:style-name="T1">const</text:span><text:span text:style-name="T3"> [</text:span><text:span text:style-name="T8">opcaoSelecionada</text:span><text:span text:style-name="T3">, </text:span><text:span text:style-name="T6">setOpcaoSelecionada</text:span><text:span text:style-name="T3">] </text:span><text:span text:style-name="T1">=</text:span><text:span text:style-name="T3"> </text:span><text:span text:style-name="T6">useState</text:span><text:span text:style-name="T3">(</text:span><text:span text:style-name="T4">''</text:span><text:span text:style-name="T3">);</text:span></text:p>
      <text:p text:style-name="P1"><text:span text:style-name="T3"><text:s/></text:span><text:span text:style-name="T1">const</text:span><text:span text:style-name="T3"> [</text:span><text:span text:style-name="T8">opcaoRadio</text:span><text:span text:style-name="T3">, </text:span><text:span text:style-name="T6">setOpcaoRadio</text:span><text:span text:style-name="T3">] </text:span><text:span text:style-name="T1">=</text:span><text:span text:style-name="T3"> </text:span><text:span text:style-name="T6">useState</text:span><text:span text:style-name="T3">(</text:span><text:span text:style-name="T4">''</text:span><text:span text:style-name="T3">);</text:span></text:p>
      <text:p text:style-name="P1"><text:span text:style-name="T3"><text:s/></text:span><text:span text:style-name="T1">const</text:span><text:span text:style-name="T3"> [</text:span><text:span text:style-name="T8">erros</text:span><text:span text:style-name="T3">, </text:span><text:span text:style-name="T6">setErrors</text:span><text:span text:style-name="T3">] </text:span><text:span text:style-name="T1">=</text:span><text:span text:style-name="T3"> </text:span><text:span text:style-name="T6">useState</text:span><text:span text:style-name="T3">({});</text:span></text:p>
      <text:p text:style-name="P2"/>
      <text:p text:style-name="P1"><text:span text:style-name="T3"><text:s/></text:span><text:span text:style-name="T1">const</text:span><text:span text:style-name="T3"> </text:span><text:span text:style-name="T6">handleSubmit</text:span><text:span text:style-name="T3"> </text:span><text:span text:style-name="T1">=</text:span><text:span text:style-name="T3"> </text:span><text:span text:style-name="T1">async</text:span><text:span text:style-name="T3"> (</text:span><text:span text:style-name="T11">e</text:span><text:span text:style-name="T3">) </text:span><text:span text:style-name="T1">=&gt;</text:span><text:span text:style-name="T3"> {</text:span></text:p>
      <text:p text:style-name="P1"><text:span text:style-name="T3"><text:s text:c="3"/></text:span><text:span text:style-name="T11">e</text:span><text:span text:style-name="T3">.</text:span><text:span text:style-name="T6">preventDefault</text:span><text:span text:style-name="T3">();</text:span></text:p>
      <text:p text:style-name="P1"><text:span text:style-name="T3"><text:s text:c="3"/></text:span></text:p>
      <text:p text:style-name="P1"><text:span text:style-name="T3"><text:s text:c="3"/></text:span><text:span text:style-name="T10">// Validação dos dados do formulário</text:span></text:p>
      <text:p text:style-name="P1"><text:span text:style-name="T3"><text:s text:c="3"/></text:span><text:span text:style-name="T1">const</text:span><text:span text:style-name="T3"> </text:span><text:span text:style-name="T8">validationErrors</text:span><text:span text:style-name="T3"> </text:span><text:span text:style-name="T1">=</text:span><text:span text:style-name="T3"> {};</text:span></text:p>
      <text:p text:style-name="P2"><text:soft-page-break/></text:p>
      <text:p text:style-name="P1"><text:span text:style-name="T3"><text:s text:c="3"/></text:span><text:span text:style-name="T1">if</text:span><text:span text:style-name="T3"> (</text:span><text:span text:style-name="T1">!</text:span><text:span text:style-name="T8">texto</text:span><text:span text:style-name="T3"> </text:span><text:span text:style-name="T1">||</text:span><text:span text:style-name="T3"> </text:span><text:span text:style-name="T8">texto</text:span><text:span text:style-name="T3">.</text:span><text:span text:style-name="T8">length</text:span><text:span text:style-name="T3"> </text:span><text:span text:style-name="T1">&lt;</text:span><text:span text:style-name="T3"> </text:span><text:span text:style-name="T8">2</text:span><text:span text:style-name="T3"> </text:span><text:span text:style-name="T1">||</text:span><text:span text:style-name="T3"> </text:span><text:span text:style-name="T8">texto</text:span><text:span text:style-name="T3">.</text:span><text:span text:style-name="T8">length</text:span><text:span text:style-name="T3"> </text:span><text:span text:style-name="T1">&gt;</text:span><text:span text:style-name="T3"> </text:span><text:span text:style-name="T8">255</text:span><text:span text:style-name="T3">) {</text:span></text:p>
      <text:p text:style-name="P1"><text:span text:style-name="T3"><text:s text:c="4"/></text:span><text:span text:style-name="T8">validationErrors</text:span><text:span text:style-name="T3">.texto </text:span><text:span text:style-name="T1">=</text:span><text:span text:style-name="T3"> </text:span><text:span text:style-name="T4">'</text:span><text:span text:style-name="T5">O texto é obrigatório e deve ter entre 2 e 255 caracteres</text:span><text:span text:style-name="T4">'</text:span><text:span text:style-name="T3">;</text:span></text:p>
      <text:p text:style-name="P1"><text:span text:style-name="T3"><text:s text:c="2"/>}</text:span></text:p>
      <text:p text:style-name="P2"/>
      <text:p text:style-name="P1"><text:span text:style-name="T3"><text:s text:c="2"/></text:span><text:span text:style-name="T1">if</text:span><text:span text:style-name="T3"> (</text:span><text:span text:style-name="T1">!</text:span><text:span text:style-name="T8">inteiro</text:span><text:span text:style-name="T3"> </text:span><text:span text:style-name="T1">||</text:span><text:span text:style-name="T3"> </text:span><text:span text:style-name="T13">isNaN</text:span><text:span text:style-name="T3">(</text:span><text:span text:style-name="T8">inteiro</text:span><text:span text:style-name="T3">) </text:span><text:span text:style-name="T1">||</text:span><text:span text:style-name="T3"> </text:span><text:span text:style-name="T8">inteiro</text:span><text:span text:style-name="T3"> </text:span><text:span text:style-name="T1">&lt;=</text:span><text:span text:style-name="T3"> </text:span><text:span text:style-name="T8">0</text:span><text:span text:style-name="T3"> </text:span><text:span text:style-name="T1">||</text:span><text:span text:style-name="T3"> </text:span><text:span text:style-name="T8">inteiro</text:span><text:span text:style-name="T3"> </text:span><text:span text:style-name="T1">&gt;=</text:span><text:span text:style-name="T3"> </text:span><text:span text:style-name="T8">1000</text:span><text:span text:style-name="T3">) {</text:span></text:p>
      <text:p text:style-name="P1"><text:span text:style-name="T3"><text:s text:c="4"/></text:span><text:span text:style-name="T8">validationErrors</text:span><text:span text:style-name="T3">.inteiro </text:span><text:span text:style-name="T1">=</text:span><text:span text:style-name="T3"> </text:span><text:span text:style-name="T4">'</text:span><text:span text:style-name="T5">O inteiro é obrigatório e deve ser um número maior que 0 e menor que 1000</text:span><text:span text:style-name="T4">'</text:span><text:span text:style-name="T3">;</text:span></text:p>
      <text:p text:style-name="P1"><text:span text:style-name="T3"><text:s text:c="2"/>}</text:span></text:p>
      <text:p text:style-name="P2"/>
      <text:p text:style-name="P1"><text:span text:style-name="T3"><text:s text:c="2"/></text:span><text:span text:style-name="T1">if</text:span><text:span text:style-name="T3"> (</text:span><text:span text:style-name="T1">typeof</text:span><text:span text:style-name="T3"> </text:span><text:span text:style-name="T8">booleano</text:span><text:span text:style-name="T3"> </text:span><text:span text:style-name="T1">!==</text:span><text:span text:style-name="T3"> </text:span><text:span text:style-name="T4">'</text:span><text:span text:style-name="T5">boolean</text:span><text:span text:style-name="T4">'</text:span><text:span text:style-name="T3">) {</text:span></text:p>
      <text:p text:style-name="P1"><text:span text:style-name="T3"><text:s text:c="4"/></text:span><text:span text:style-name="T8">validationErrors</text:span><text:span text:style-name="T3">.booleano </text:span><text:span text:style-name="T1">=</text:span><text:span text:style-name="T3"> </text:span><text:span text:style-name="T4">'</text:span><text:span text:style-name="T5">O booleano é obrigatório</text:span><text:span text:style-name="T4">'</text:span><text:span text:style-name="T3">;</text:span></text:p>
      <text:p text:style-name="P1"><text:span text:style-name="T3"><text:s text:c="2"/>}</text:span></text:p>
      <text:p text:style-name="P2"/>
      <text:p text:style-name="P1"><text:span text:style-name="T3"><text:s text:c="2"/></text:span><text:span text:style-name="T1">if</text:span><text:span text:style-name="T3"> (</text:span><text:span text:style-name="T1">!</text:span><text:span text:style-name="T8">opcaoSelecionada</text:span><text:span text:style-name="T3">) {</text:span></text:p>
      <text:p text:style-name="P1"><text:span text:style-name="T3"><text:s text:c="4"/></text:span><text:span text:style-name="T8">validationErrors</text:span><text:span text:style-name="T3">.opcaoSelecionada </text:span><text:span text:style-name="T1">=</text:span><text:span text:style-name="T3"> </text:span><text:span text:style-name="T4">'</text:span><text:span text:style-name="T5">A opção do dropdown é obrigatória</text:span><text:span text:style-name="T4">'</text:span><text:span text:style-name="T3">;</text:span></text:p>
      <text:p text:style-name="P1"><text:span text:style-name="T3"><text:s text:c="2"/>}</text:span></text:p>
      <text:p text:style-name="P2"/>
      <text:p text:style-name="P1"><text:span text:style-name="T3"><text:s text:c="2"/></text:span><text:span text:style-name="T1">if</text:span><text:span text:style-name="T3"> (</text:span><text:span text:style-name="T1">!</text:span><text:span text:style-name="T8">cpf</text:span><text:span text:style-name="T3">) {</text:span></text:p>
      <text:p text:style-name="P1"><text:span text:style-name="T3"><text:s text:c="4"/></text:span><text:span text:style-name="T8">validationErrors</text:span><text:span text:style-name="T3">.cpf </text:span><text:span text:style-name="T1">=</text:span><text:span text:style-name="T3"> </text:span><text:span text:style-name="T4">'</text:span><text:span text:style-name="T5">O CPF é obrigatório</text:span><text:span text:style-name="T4">'</text:span><text:span text:style-name="T3">;</text:span></text:p>
      <text:p text:style-name="P1"><text:span text:style-name="T3"><text:s text:c="2"/>}</text:span></text:p>
      <text:p text:style-name="P2"/>
      <text:p text:style-name="P1"><text:soft-page-break/><text:span text:style-name="T3"><text:s text:c="2"/></text:span><text:span text:style-name="T1">if</text:span><text:span text:style-name="T3"> (</text:span><text:span text:style-name="T1">!</text:span><text:span text:style-name="T8">contato</text:span><text:span text:style-name="T3">) {</text:span></text:p>
      <text:p text:style-name="P1"><text:span text:style-name="T3"><text:s text:c="4"/></text:span><text:span text:style-name="T8">validationErrors</text:span><text:span text:style-name="T3">.contato </text:span><text:span text:style-name="T1">=</text:span><text:span text:style-name="T3"> </text:span><text:span text:style-name="T4">'</text:span><text:span text:style-name="T5">O telefone é obrigatório</text:span><text:span text:style-name="T4">'</text:span><text:span text:style-name="T3">;</text:span></text:p>
      <text:p text:style-name="P1"><text:span text:style-name="T3"><text:s text:c="2"/>}</text:span></text:p>
      <text:p text:style-name="P2"/>
      <text:p text:style-name="P1"><text:span text:style-name="T3"><text:s text:c="2"/></text:span><text:span text:style-name="T1">if</text:span><text:span text:style-name="T3"> (</text:span><text:span text:style-name="T1">!</text:span><text:span text:style-name="T8">opcaoRadio</text:span><text:span text:style-name="T3">) {</text:span></text:p>
      <text:p text:style-name="P1"><text:span text:style-name="T3"><text:s text:c="4"/></text:span><text:span text:style-name="T8">validationErrors</text:span><text:span text:style-name="T3">.opcaoRadio </text:span><text:span text:style-name="T1">=</text:span><text:span text:style-name="T3"> </text:span><text:span text:style-name="T4">'</text:span><text:span text:style-name="T5">Selecione uma opção de rádio</text:span><text:span text:style-name="T4">'</text:span><text:span text:style-name="T3">;</text:span></text:p>
      <text:p text:style-name="P1"><text:span text:style-name="T3"><text:s text:c="2"/>}</text:span></text:p>
      <text:p text:style-name="P2"/>
      <text:p text:style-name="P1"><text:span text:style-name="T3"><text:s text:c="2"/></text:span><text:span text:style-name="T6">setErrors</text:span><text:span text:style-name="T3">(</text:span><text:span text:style-name="T8">validationErrors</text:span><text:span text:style-name="T3">);</text:span></text:p>
      <text:p text:style-name="P1"><text:span text:style-name="T3"><text:s/></text:span></text:p>
      <text:p text:style-name="P1"><text:span text:style-name="T3"><text:s text:c="2"/></text:span><text:span text:style-name="T1">if</text:span><text:span text:style-name="T3"> (</text:span><text:span text:style-name="T12">Object</text:span><text:span text:style-name="T3">.</text:span><text:span text:style-name="T6">keys</text:span><text:span text:style-name="T3">(</text:span><text:span text:style-name="T8">validationErrors</text:span><text:span text:style-name="T3">).length </text:span><text:span text:style-name="T1">===</text:span><text:span text:style-name="T3"> </text:span><text:span text:style-name="T8">0</text:span><text:span text:style-name="T3">) {</text:span></text:p>
      <text:p text:style-name="P1"><text:span text:style-name="T3"><text:s text:c="4"/></text:span><text:span text:style-name="T10">// Se não houver erros de validação, você pode enviar os dados do formulário para a API</text:span></text:p>
      <text:p text:style-name="P1"><text:span text:style-name="T3"><text:s text:c="4"/></text:span><text:span text:style-name="T1">const</text:span><text:span text:style-name="T3"> </text:span><text:span text:style-name="T8">formData</text:span><text:span text:style-name="T3"> </text:span><text:span text:style-name="T1">=</text:span><text:span text:style-name="T3"> {</text:span></text:p>
      <text:p text:style-name="P1"><text:span text:style-name="T3"><text:s text:c="6"/>texto,</text:span></text:p>
      <text:p text:style-name="P1"><text:span text:style-name="T3"><text:s text:c="6"/>inteiro,</text:span></text:p>
      <text:p text:style-name="P1"><text:span text:style-name="T3"><text:s text:c="6"/>cpf,</text:span></text:p>
      <text:p text:style-name="P1"><text:span text:style-name="T3"><text:s text:c="6"/>contato,</text:span></text:p>
      <text:p text:style-name="P1"><text:span text:style-name="T3"><text:s text:c="6"/>booleano,</text:span></text:p>
      <text:p text:style-name="P1"><text:span text:style-name="T3"><text:s text:c="6"/>opcaoSelecionada,</text:span></text:p>
      <text:p text:style-name="P1"><text:span text:style-name="T3"><text:s text:c="6"/>opcaoRadio</text:span></text:p>
      <text:p text:style-name="P1"><text:span text:style-name="T3"><text:s text:c="4"/>}</text:span></text:p>
      <text:p text:style-name="P2"><text:soft-page-break/></text:p>
      <text:p text:style-name="P1"><text:span text:style-name="T3"><text:s/></text:span></text:p>
      <text:p text:style-name="P1"><text:span text:style-name="T3"><text:s text:c="3"/></text:span><text:span text:style-name="T10">// Exibindo os dados do formulário no console</text:span></text:p>
      <text:p text:style-name="P1"><text:span text:style-name="T3"><text:s text:c="3"/></text:span><text:span text:style-name="T8">console</text:span><text:span text:style-name="T3">.</text:span><text:span text:style-name="T6">log</text:span><text:span text:style-name="T3">(</text:span><text:span text:style-name="T8">formData</text:span><text:span text:style-name="T3">);</text:span></text:p>
      <text:p text:style-name="P2"/>
      <text:p text:style-name="P1"><text:span text:style-name="T3"><text:s text:c="4"/></text:span><text:span text:style-name="T1">try</text:span><text:span text:style-name="T3"> {</text:span></text:p>
      <text:p text:style-name="P1"><text:span text:style-name="T3"><text:s text:c="12"/></text:span><text:span text:style-name="T1">const</text:span><text:span text:style-name="T3"> </text:span><text:span text:style-name="T8">response</text:span><text:span text:style-name="T3"> </text:span><text:span text:style-name="T1">=</text:span><text:span text:style-name="T3"> </text:span><text:span text:style-name="T1">await</text:span><text:span text:style-name="T3"> </text:span><text:span text:style-name="T13">fetch</text:span><text:span text:style-name="T3">(</text:span><text:span text:style-name="T4">'</text:span><text:span text:style-name="T5">http://localhost:3333/cadastrarDoador</text:span><text:span text:style-name="T4">'</text:span><text:span text:style-name="T3">, {</text:span></text:p>
      <text:p text:style-name="P1"><text:span text:style-name="T3"><text:s text:c="12"/>method</text:span><text:span text:style-name="T1">:</text:span><text:span text:style-name="T3"> </text:span><text:span text:style-name="T4">'</text:span><text:span text:style-name="T5">POST</text:span><text:span text:style-name="T4">'</text:span><text:span text:style-name="T3">, </text:span><text:span text:style-name="T10">// Método HTTP para enviar os dados</text:span></text:p>
      <text:p text:style-name="P1"><text:span text:style-name="T3"><text:s text:c="12"/>headers</text:span><text:span text:style-name="T1">:</text:span><text:span text:style-name="T3"> {</text:span></text:p>
      <text:p text:style-name="P1"><text:span text:style-name="T3"><text:s text:c="16"/></text:span><text:span text:style-name="T4">'</text:span><text:span text:style-name="T5">Content-Type</text:span><text:span text:style-name="T4">'</text:span><text:span text:style-name="T1">:</text:span><text:span text:style-name="T3"> </text:span><text:span text:style-name="T4">'</text:span><text:span text:style-name="T5">application/json</text:span><text:span text:style-name="T4">'</text:span><text:span text:style-name="T3"> </text:span><text:span text:style-name="T10">// Tipo de conteúdo do corpo da requisição</text:span></text:p>
      <text:p text:style-name="P1"><text:span text:style-name="T3"><text:s text:c="12"/>},</text:span></text:p>
      <text:p text:style-name="P1"><text:span text:style-name="T3"><text:s text:c="12"/>body</text:span><text:span text:style-name="T1">:</text:span><text:span text:style-name="T3"> </text:span><text:span text:style-name="T8">JSON</text:span><text:span text:style-name="T3">.</text:span><text:span text:style-name="T6">stringify</text:span><text:span text:style-name="T3">(</text:span><text:span text:style-name="T8">formData</text:span><text:span text:style-name="T3">) </text:span><text:span text:style-name="T10">// Dados do formulário convertidos para JSON</text:span></text:p>
      <text:p text:style-name="P1"><text:span text:style-name="T3"><text:s text:c="12"/>});</text:span></text:p>
      <text:p text:style-name="P2"/>
      <text:p text:style-name="P1"><text:span text:style-name="T3"><text:s text:c="12"/></text:span><text:span text:style-name="T1">if</text:span><text:span text:style-name="T3"> (</text:span><text:span text:style-name="T8">response</text:span><text:span text:style-name="T3">.</text:span><text:span text:style-name="T8">ok</text:span><text:span text:style-name="T3">) {</text:span></text:p>
      <text:p text:style-name="P1"><text:span text:style-name="T3"><text:s text:c="12"/></text:span><text:span text:style-name="T8">console</text:span><text:span text:style-name="T3">.</text:span><text:span text:style-name="T6">log</text:span><text:span text:style-name="T3">(</text:span><text:span text:style-name="T4">'</text:span><text:span text:style-name="T5">Dados enviados com sucesso!</text:span><text:span text:style-name="T4">'</text:span><text:span text:style-name="T3">);</text:span></text:p>
      <text:p text:style-name="P1"><text:span text:style-name="T3"><text:s text:c="12"/>} </text:span><text:span text:style-name="T1">else</text:span><text:span text:style-name="T3"> {</text:span></text:p>
      <text:p text:style-name="P1"><text:span text:style-name="T3"><text:s text:c="16"/></text:span><text:span text:style-name="T8">console</text:span><text:span text:style-name="T3">.</text:span><text:span text:style-name="T6">error</text:span><text:span text:style-name="T3">(</text:span><text:span text:style-name="T4">'</text:span><text:span text:style-name="T5">Falha ao enviar os dados.</text:span><text:span text:style-name="T4">'</text:span><text:span text:style-name="T3">);</text:span></text:p>
      <text:p text:style-name="P1"><text:span text:style-name="T3"><text:s text:c="16"/></text:span><text:span text:style-name="T8">console</text:span><text:span text:style-name="T3">.</text:span><text:span text:style-name="T6">log</text:span><text:span text:style-name="T3">(</text:span><text:span text:style-name="T8">response</text:span><text:span text:style-name="T3">);</text:span></text:p>
      <text:p text:style-name="P1"><text:span text:style-name="T3"><text:s text:c="12"/>}</text:span></text:p>
      <text:p text:style-name="P1"><text:span text:style-name="T3"><text:s text:c="8"/>} </text:span><text:span text:style-name="T1">catch</text:span><text:span text:style-name="T3"> (error) {</text:span><text:span text:style-name="T8">console</text:span><text:span text:style-name="T3">.</text:span><text:span text:style-name="T6">log</text:span><text:span text:style-name="T3">(</text:span><text:span text:style-name="T4">'</text:span><text:span text:style-name="T5">Erro ao enviar os dados:</text:span><text:span text:style-name="T4">'</text:span><text:span text:style-name="T3">, error);}</text:span></text:p>
      <text:p text:style-name="P1"><text:soft-page-break/><text:span text:style-name="T3"><text:s text:c="4"/>}</text:span><text:span text:style-name="T1">else</text:span><text:span text:style-name="T3">{</text:span></text:p>
      <text:p text:style-name="P1"><text:span text:style-name="T3"><text:s text:c="8"/></text:span><text:span text:style-name="T13">alert</text:span><text:span text:style-name="T3">(</text:span><text:span text:style-name="T4">"</text:span><text:span text:style-name="T5">Dados inválidos!</text:span><text:span text:style-name="T4">"</text:span><text:span text:style-name="T3">);</text:span></text:p>
      <text:p text:style-name="P1"><text:span text:style-name="T3"><text:s text:c="4"/>}</text:span></text:p>
      <text:p text:style-name="P2"/>
      <text:p text:style-name="P2"/>
      <text:p text:style-name="P1"><text:span text:style-name="T3"><text:s/>};</text:span></text:p>
      <text:p text:style-name="P2"/>
      <text:p text:style-name="P1"><text:span text:style-name="T3"><text:s/></text:span><text:span text:style-name="T1">return</text:span><text:span text:style-name="T3"> (</text:span></text:p>
      <text:p text:style-name="P1"><text:span text:style-name="T3"><text:s text:c="3"/>&lt;</text:span><text:span text:style-name="T1">form</text:span><text:span text:style-name="T3"> </text:span><text:span text:style-name="T7">onSubmit</text:span><text:span text:style-name="T1">={</text:span><text:span text:style-name="T6">handleSubmit</text:span><text:span text:style-name="T1">}</text:span><text:span text:style-name="T3">&gt;</text:span></text:p>
      <text:p text:style-name="P1"><text:span text:style-name="T3"><text:s text:c="5"/>&lt;</text:span><text:span text:style-name="T1">label</text:span><text:span text:style-name="T3">&gt;</text:span></text:p>
      <text:p text:style-name="P1"><text:span text:style-name="T3"><text:s text:c="7"/>Nome:</text:span></text:p>
      <text:p text:style-name="P1"><text:span text:style-name="T3"><text:s text:c="7"/>&lt;</text:span><text:span text:style-name="T1">input</text:span><text:span text:style-name="T3"> </text:span><text:span text:style-name="T7">type</text:span><text:span text:style-name="T1">=</text:span><text:span text:style-name="T4">"</text:span><text:span text:style-name="T5">text</text:span><text:span text:style-name="T4">"</text:span><text:span text:style-name="T3"> </text:span><text:span text:style-name="T7">value</text:span><text:span text:style-name="T1">={</text:span><text:span text:style-name="T8">texto</text:span><text:span text:style-name="T1">}</text:span><text:span text:style-name="T3"> </text:span><text:span text:style-name="T7">onChange</text:span><text:span text:style-name="T1">={</text:span><text:span text:style-name="T3">(</text:span><text:span text:style-name="T11">e</text:span><text:span text:style-name="T3">) </text:span><text:span text:style-name="T1">=&gt;</text:span><text:span text:style-name="T3"> </text:span><text:span text:style-name="T6">setTexto</text:span><text:span text:style-name="T3">(</text:span><text:span text:style-name="T11">e</text:span><text:span text:style-name="T3">.target.value)</text:span><text:span text:style-name="T1">}</text:span><text:span text:style-name="T3"> /&gt;</text:span></text:p>
      <text:p text:style-name="P1"><text:span text:style-name="T3"><text:s text:c="5"/>&lt;/</text:span><text:span text:style-name="T1">label</text:span><text:span text:style-name="T3">&gt;</text:span></text:p>
      <text:p text:style-name="P1"><text:span text:style-name="T3"><text:s text:c="5"/>&lt;</text:span><text:span text:style-name="T1">br</text:span><text:span text:style-name="T3"> /&gt;</text:span></text:p>
      <text:p text:style-name="P1"><text:span text:style-name="T3"><text:s text:c="5"/>&lt;</text:span><text:span text:style-name="T1">label</text:span><text:span text:style-name="T3">&gt;</text:span></text:p>
      <text:p text:style-name="P1"><text:span text:style-name="T3"><text:s text:c="7"/>Código:</text:span></text:p>
      <text:p text:style-name="P1"><text:span text:style-name="T3"><text:s text:c="7"/>&lt;</text:span><text:span text:style-name="T1">input</text:span><text:span text:style-name="T3"> </text:span><text:span text:style-name="T7">type</text:span><text:span text:style-name="T1">=</text:span><text:span text:style-name="T4">"</text:span><text:span text:style-name="T5">number</text:span><text:span text:style-name="T4">"</text:span><text:span text:style-name="T3"> </text:span><text:span text:style-name="T7">value</text:span><text:span text:style-name="T1">={</text:span><text:span text:style-name="T8">inteiro</text:span><text:span text:style-name="T1">}</text:span><text:span text:style-name="T3"> </text:span><text:span text:style-name="T7">onChange</text:span><text:span text:style-name="T1">={</text:span><text:span text:style-name="T3">(</text:span><text:span text:style-name="T11">e</text:span><text:span text:style-name="T3">) </text:span><text:span text:style-name="T1">=&gt;</text:span><text:span text:style-name="T3"> </text:span><text:span text:style-name="T6">setInteiro</text:span><text:span text:style-name="T3">(</text:span><text:span text:style-name="T13">parseInt</text:span><text:span text:style-name="T3">(</text:span><text:span text:style-name="T11">e</text:span><text:span text:style-name="T3">.target.value))</text:span><text:span text:style-name="T1">}</text:span><text:span text:style-name="T3"> /&gt;</text:span></text:p>
      <text:p text:style-name="P1"><text:span text:style-name="T3"><text:s text:c="5"/>&lt;/</text:span><text:span text:style-name="T1">label</text:span><text:span text:style-name="T3">&gt;</text:span></text:p>
      <text:p text:style-name="P1"><text:span text:style-name="T3"><text:s text:c="5"/>&lt;</text:span><text:span text:style-name="T1">br</text:span><text:span text:style-name="T3"> /&gt;</text:span></text:p>
      <text:p text:style-name="P1"><text:span text:style-name="T3"><text:s text:c="5"/>&lt;</text:span><text:span text:style-name="T1">label</text:span><text:span text:style-name="T3">&gt;</text:span></text:p>
      <text:p text:style-name="P1"><text:span text:style-name="T3"><text:s text:c="7"/>CPF:</text:span></text:p>
      <text:p text:style-name="P1"><text:soft-page-break/><text:span text:style-name="T3"><text:s text:c="7"/>&lt;</text:span><text:span text:style-name="T1">input</text:span><text:span text:style-name="T3"> </text:span><text:span text:style-name="T7">type</text:span><text:span text:style-name="T1">=</text:span><text:span text:style-name="T4">"</text:span><text:span text:style-name="T5">text</text:span><text:span text:style-name="T4">"</text:span><text:span text:style-name="T3"> </text:span><text:span text:style-name="T7">value</text:span><text:span text:style-name="T1">={</text:span><text:span text:style-name="T8">cpf</text:span><text:span text:style-name="T1">}</text:span><text:span text:style-name="T3"> </text:span><text:span text:style-name="T7">onChange</text:span><text:span text:style-name="T1">={</text:span><text:span text:style-name="T3">(</text:span><text:span text:style-name="T11">e</text:span><text:span text:style-name="T3">) </text:span><text:span text:style-name="T1">=&gt;</text:span><text:span text:style-name="T3"> </text:span><text:span text:style-name="T6">setCpf</text:span><text:span text:style-name="T3">(</text:span><text:span text:style-name="T11">e</text:span><text:span text:style-name="T3">.target.value)</text:span><text:span text:style-name="T1">}</text:span><text:span text:style-name="T3"> /&gt;</text:span></text:p>
      <text:p text:style-name="P1"><text:span text:style-name="T3"><text:s text:c="5"/>&lt;/</text:span><text:span text:style-name="T1">label</text:span><text:span text:style-name="T3">&gt;</text:span></text:p>
      <text:p text:style-name="P1"><text:span text:style-name="T3"><text:s text:c="5"/>&lt;</text:span><text:span text:style-name="T1">br</text:span><text:span text:style-name="T3"> /&gt;</text:span></text:p>
      <text:p text:style-name="P1"><text:span text:style-name="T3"><text:s text:c="5"/>&lt;</text:span><text:span text:style-name="T1">label</text:span><text:span text:style-name="T3">&gt;</text:span></text:p>
      <text:p text:style-name="P1"><text:span text:style-name="T3"><text:s text:c="7"/>Contato:</text:span></text:p>
      <text:p text:style-name="P1"><text:span text:style-name="T3"><text:s text:c="7"/>&lt;</text:span><text:span text:style-name="T1">input</text:span><text:span text:style-name="T3"> </text:span><text:span text:style-name="T7">type</text:span><text:span text:style-name="T1">=</text:span><text:span text:style-name="T4">"</text:span><text:span text:style-name="T5">text</text:span><text:span text:style-name="T4">"</text:span><text:span text:style-name="T3"> </text:span><text:span text:style-name="T7">value</text:span><text:span text:style-name="T1">={</text:span><text:span text:style-name="T8">contato</text:span><text:span text:style-name="T1">}</text:span><text:span text:style-name="T3"> </text:span><text:span text:style-name="T7">onChange</text:span><text:span text:style-name="T1">={</text:span><text:span text:style-name="T3">(</text:span><text:span text:style-name="T11">e</text:span><text:span text:style-name="T3">) </text:span><text:span text:style-name="T1">=&gt;</text:span><text:span text:style-name="T3"> </text:span><text:span text:style-name="T6">setContato</text:span><text:span text:style-name="T3">(</text:span><text:span text:style-name="T11">e</text:span><text:span text:style-name="T3">.target.value)</text:span><text:span text:style-name="T1">}</text:span><text:span text:style-name="T3"> /&gt;</text:span></text:p>
      <text:p text:style-name="P1"><text:span text:style-name="T3"><text:s text:c="5"/>&lt;/</text:span><text:span text:style-name="T1">label</text:span><text:span text:style-name="T3">&gt;</text:span></text:p>
      <text:p text:style-name="P1"><text:span text:style-name="T3"><text:s text:c="5"/>&lt;</text:span><text:span text:style-name="T1">br</text:span><text:span text:style-name="T3"> /&gt;</text:span></text:p>
      <text:p text:style-name="P1"><text:span text:style-name="T3"><text:s text:c="5"/>&lt;</text:span><text:span text:style-name="T1">label</text:span><text:span text:style-name="T3">&gt;</text:span></text:p>
      <text:p text:style-name="P1"><text:span text:style-name="T3"><text:s text:c="7"/>Status:</text:span></text:p>
      <text:p text:style-name="P1"><text:span text:style-name="T3"><text:s text:c="7"/>&lt;</text:span><text:span text:style-name="T1">input</text:span><text:span text:style-name="T3"> </text:span><text:span text:style-name="T7">type</text:span><text:span text:style-name="T1">=</text:span><text:span text:style-name="T4">"</text:span><text:span text:style-name="T5">checkbox</text:span><text:span text:style-name="T4">"</text:span><text:span text:style-name="T3"> </text:span><text:span text:style-name="T7">checked</text:span><text:span text:style-name="T1">={</text:span><text:span text:style-name="T8">booleano</text:span><text:span text:style-name="T1">}</text:span><text:span text:style-name="T3"> </text:span><text:span text:style-name="T7">onChange</text:span><text:span text:style-name="T1">={</text:span><text:span text:style-name="T3">(</text:span><text:span text:style-name="T11">e</text:span><text:span text:style-name="T3">) </text:span><text:span text:style-name="T1">=&gt;</text:span><text:span text:style-name="T3"> </text:span><text:span text:style-name="T6">setBooleano</text:span><text:span text:style-name="T3">(</text:span><text:span text:style-name="T11">e</text:span><text:span text:style-name="T3">.target.checked)</text:span><text:span text:style-name="T1">}</text:span><text:span text:style-name="T3"> /&gt;</text:span></text:p>
      <text:p text:style-name="P1"><text:span text:style-name="T3"><text:s text:c="5"/>&lt;/</text:span><text:span text:style-name="T1">label</text:span><text:span text:style-name="T3">&gt;</text:span></text:p>
      <text:p text:style-name="P1"><text:span text:style-name="T3"><text:s text:c="5"/>&lt;</text:span><text:span text:style-name="T1">br</text:span><text:span text:style-name="T3"> /&gt;</text:span></text:p>
      <text:p text:style-name="P1"><text:span text:style-name="T3"><text:s text:c="5"/>&lt;</text:span><text:span text:style-name="T1">label</text:span><text:span text:style-name="T3">&gt;</text:span></text:p>
      <text:p text:style-name="P1"><text:span text:style-name="T3"><text:s text:c="7"/>Tipo Sanguíneo:</text:span></text:p>
      <text:p text:style-name="P1"><text:span text:style-name="T3"><text:s text:c="7"/>&lt;</text:span><text:span text:style-name="T1">select</text:span><text:span text:style-name="T3"> </text:span><text:span text:style-name="T7">value</text:span><text:span text:style-name="T1">={</text:span><text:span text:style-name="T8">opcaoSelecionada</text:span><text:span text:style-name="T1">}</text:span><text:span text:style-name="T3"> </text:span><text:span text:style-name="T7">onChange</text:span><text:span text:style-name="T1">={</text:span><text:span text:style-name="T3">(</text:span><text:span text:style-name="T11">e</text:span><text:span text:style-name="T3">) </text:span><text:span text:style-name="T1">=&gt;</text:span><text:span text:style-name="T3"> </text:span><text:span text:style-name="T6">setOpcaoSelecionada</text:span><text:span text:style-name="T3">(</text:span><text:span text:style-name="T11">e</text:span><text:span text:style-name="T3">.target.value)</text:span><text:span text:style-name="T1">}</text:span><text:span text:style-name="T3">&gt;</text:span></text:p>
      <text:p text:style-name="P1"><text:span text:style-name="T3"><text:s text:c="9"/>&lt;</text:span><text:span text:style-name="T1">option</text:span><text:span text:style-name="T3"> </text:span><text:span text:style-name="T7">value</text:span><text:span text:style-name="T1">=</text:span><text:span text:style-name="T4">""</text:span><text:span text:style-name="T3">&gt;Selecione uma opção&lt;/</text:span><text:span text:style-name="T1">option</text:span><text:span text:style-name="T3">&gt;</text:span></text:p>
      <text:p text:style-name="P1"><text:span text:style-name="T3"><text:s text:c="9"/>&lt;</text:span><text:span text:style-name="T1">option</text:span><text:span text:style-name="T3"> </text:span><text:span text:style-name="T7">value</text:span><text:span text:style-name="T1">=</text:span><text:span text:style-name="T4">"</text:span><text:span text:style-name="T5">opcao1</text:span><text:span text:style-name="T4">"</text:span><text:span text:style-name="T3">&gt;A&lt;/</text:span><text:span text:style-name="T1">option</text:span><text:span text:style-name="T3">&gt;</text:span></text:p>
      <text:p text:style-name="P1"><text:span text:style-name="T3"><text:s text:c="9"/>&lt;</text:span><text:span text:style-name="T1">option</text:span><text:span text:style-name="T3"> </text:span><text:span text:style-name="T7">value</text:span><text:span text:style-name="T1">=</text:span><text:span text:style-name="T4">"</text:span><text:span text:style-name="T5">opcao2</text:span><text:span text:style-name="T4">"</text:span><text:span text:style-name="T3">&gt;B&lt;/</text:span><text:span text:style-name="T1">option</text:span><text:span text:style-name="T3">&gt;</text:span></text:p>
      <text:p text:style-name="P1"><text:span text:style-name="T3"><text:s text:c="9"/>&lt;</text:span><text:span text:style-name="T1">option</text:span><text:span text:style-name="T3"> </text:span><text:span text:style-name="T7">value</text:span><text:span text:style-name="T1">=</text:span><text:span text:style-name="T4">"</text:span><text:span text:style-name="T5">opcao3</text:span><text:span text:style-name="T4">"</text:span><text:span text:style-name="T3">&gt;AB&lt;/</text:span><text:span text:style-name="T1">option</text:span><text:span text:style-name="T3">&gt;</text:span></text:p>
      <text:p text:style-name="P1"><text:span text:style-name="T3"><text:s text:c="9"/>&lt;</text:span><text:span text:style-name="T1">option</text:span><text:span text:style-name="T3"> </text:span><text:span text:style-name="T7">value</text:span><text:span text:style-name="T1">=</text:span><text:span text:style-name="T4">"</text:span><text:span text:style-name="T5">opcao3</text:span><text:span text:style-name="T4">"</text:span><text:span text:style-name="T3">&gt;O&lt;/</text:span><text:span text:style-name="T1">option</text:span><text:span text:style-name="T3">&gt;</text:span></text:p>
      <text:p text:style-name="P1"><text:soft-page-break/><text:span text:style-name="T3"><text:s text:c="7"/>&lt;/</text:span><text:span text:style-name="T1">select</text:span><text:span text:style-name="T3">&gt;</text:span></text:p>
      <text:p text:style-name="P1"><text:span text:style-name="T3"><text:s text:c="5"/>&lt;/</text:span><text:span text:style-name="T1">label</text:span><text:span text:style-name="T3">&gt;</text:span></text:p>
      <text:p text:style-name="P1"><text:span text:style-name="T3"><text:s text:c="5"/>&lt;</text:span><text:span text:style-name="T1">br</text:span><text:span text:style-name="T3"> /&gt;</text:span></text:p>
      <text:p text:style-name="P1"><text:span text:style-name="T3"><text:s text:c="5"/>&lt;</text:span><text:span text:style-name="T1">label</text:span><text:span text:style-name="T3">&gt;</text:span></text:p>
      <text:p text:style-name="P1"><text:span text:style-name="T3"><text:s text:c="7"/>Opções de Radio:</text:span></text:p>
      <text:p text:style-name="P1"><text:span text:style-name="T3"><text:s text:c="7"/>&lt;</text:span><text:span text:style-name="T1">label</text:span><text:span text:style-name="T3">&gt;</text:span></text:p>
      <text:p text:style-name="P1"><text:span text:style-name="T3"><text:s text:c="9"/>&lt;</text:span><text:span text:style-name="T1">input</text:span><text:span text:style-name="T3"> </text:span><text:span text:style-name="T7">type</text:span><text:span text:style-name="T1">=</text:span><text:span text:style-name="T4">"</text:span><text:span text:style-name="T5">radio</text:span><text:span text:style-name="T4">"</text:span><text:span text:style-name="T3"> </text:span><text:span text:style-name="T7">value</text:span><text:span text:style-name="T1">=</text:span><text:span text:style-name="T4">"</text:span><text:span text:style-name="T5">radio1</text:span><text:span text:style-name="T4">"</text:span><text:span text:style-name="T3"> </text:span><text:span text:style-name="T7">checked</text:span><text:span text:style-name="T1">={</text:span><text:span text:style-name="T8">opcaoRadio</text:span><text:span text:style-name="T3"> </text:span><text:span text:style-name="T1">===</text:span><text:span text:style-name="T3"> </text:span><text:span text:style-name="T4">'</text:span><text:span text:style-name="T5">radio1</text:span><text:span text:style-name="T4">'</text:span><text:span text:style-name="T1">}</text:span><text:span text:style-name="T3"> </text:span><text:span text:style-name="T7">onChange</text:span><text:span text:style-name="T1">={</text:span><text:span text:style-name="T3">() </text:span><text:span text:style-name="T1">=&gt;</text:span><text:span text:style-name="T3"> </text:span><text:span text:style-name="T6">setOpcaoRadio</text:span><text:span text:style-name="T3">(</text:span><text:span text:style-name="T4">'</text:span><text:span text:style-name="T5">radio1</text:span><text:span text:style-name="T4">'</text:span><text:span text:style-name="T3">)</text:span><text:span text:style-name="T1">}</text:span><text:span text:style-name="T3"> /&gt;</text:span></text:p>
      <text:p text:style-name="P1"><text:span text:style-name="T3"><text:s text:c="9"/>Positivo</text:span></text:p>
      <text:p text:style-name="P1"><text:span text:style-name="T3"><text:s text:c="7"/>&lt;/</text:span><text:span text:style-name="T1">label</text:span><text:span text:style-name="T3">&gt;</text:span></text:p>
      <text:p text:style-name="P1"><text:span text:style-name="T3"><text:s text:c="7"/>&lt;</text:span><text:span text:style-name="T1">label</text:span><text:span text:style-name="T3">&gt;</text:span></text:p>
      <text:p text:style-name="P1"><text:span text:style-name="T3"><text:s text:c="9"/>&lt;</text:span><text:span text:style-name="T1">input</text:span><text:span text:style-name="T3"> </text:span><text:span text:style-name="T7">type</text:span><text:span text:style-name="T1">=</text:span><text:span text:style-name="T4">"</text:span><text:span text:style-name="T5">radio</text:span><text:span text:style-name="T4">"</text:span><text:span text:style-name="T3"> </text:span><text:span text:style-name="T7">value</text:span><text:span text:style-name="T1">=</text:span><text:span text:style-name="T4">"</text:span><text:span text:style-name="T5">radio2</text:span><text:span text:style-name="T4">"</text:span><text:span text:style-name="T3"> </text:span><text:span text:style-name="T7">checked</text:span><text:span text:style-name="T1">={</text:span><text:span text:style-name="T8">opcaoRadio</text:span><text:span text:style-name="T3"> </text:span><text:span text:style-name="T1">===</text:span><text:span text:style-name="T3"> </text:span><text:span text:style-name="T4">'</text:span><text:span text:style-name="T5">radio2</text:span><text:span text:style-name="T4">'</text:span><text:span text:style-name="T1">}</text:span><text:span text:style-name="T3"> </text:span><text:span text:style-name="T7">onChange</text:span><text:span text:style-name="T1">={</text:span><text:span text:style-name="T3">() </text:span><text:span text:style-name="T1">=&gt;</text:span><text:span text:style-name="T3"> </text:span><text:span text:style-name="T6">setOpcaoRadio</text:span><text:span text:style-name="T3">(</text:span><text:span text:style-name="T4">'</text:span><text:span text:style-name="T5">radio2</text:span><text:span text:style-name="T4">'</text:span><text:span text:style-name="T3">)</text:span><text:span text:style-name="T1">}</text:span><text:span text:style-name="T3"> /&gt;</text:span></text:p>
      <text:p text:style-name="P1"><text:span text:style-name="T3"><text:s text:c="9"/>Negativo</text:span></text:p>
      <text:p text:style-name="P1"><text:span text:style-name="T3"><text:s text:c="7"/>&lt;/</text:span><text:span text:style-name="T1">label</text:span><text:span text:style-name="T3">&gt;</text:span></text:p>
      <text:p text:style-name="P1"><text:span text:style-name="T3"><text:s text:c="5"/>&lt;/</text:span><text:span text:style-name="T1">label</text:span><text:span text:style-name="T3">&gt;</text:span></text:p>
      <text:p text:style-name="P1"><text:span text:style-name="T3"><text:s text:c="5"/>&lt;</text:span><text:span text:style-name="T1">br</text:span><text:span text:style-name="T3"> /&gt;</text:span></text:p>
      <text:p text:style-name="P1"><text:span text:style-name="T3"><text:s text:c="5"/>&lt;</text:span><text:span text:style-name="T1">button</text:span><text:span text:style-name="T3"> </text:span><text:span text:style-name="T7">type</text:span><text:span text:style-name="T1">=</text:span><text:span text:style-name="T4">"</text:span><text:span text:style-name="T5">submit</text:span><text:span text:style-name="T4">"</text:span><text:span text:style-name="T3">&gt;Enviar&lt;/</text:span><text:span text:style-name="T1">button</text:span><text:span text:style-name="T3">&gt;</text:span></text:p>
      <text:p text:style-name="P1"><text:span text:style-name="T3"><text:s text:c="3"/>&lt;/</text:span><text:span text:style-name="T1">form</text:span><text:span text:style-name="T3">&gt;</text:span></text:p>
      <text:p text:style-name="P1"><text:span text:style-name="T3"><text:s/>);</text:span></text:p>
      <text:p text:style-name="P1"><text:span text:style-name="T3">};</text:span></text:p>
      <text:p text:style-name="P2"/>
      <text:p text:style-name="P1"><text:span text:style-name="T1">export</text:span><text:span text:style-name="T3"> </text:span><text:span text:style-name="T1">default</text:span><text:span text:style-name="T3"> </text:span><text:span text:style-name="T6">Formulario</text:span><text:span text:style-name="T3">;</text:span></text:p>
      <text:p text:style-name="P2"><text:soft-page-break/></text:p>
      <text:p text:style-name="Standard"/>
      <text:p text:style-name="Standard"/>
      <text:p text:style-name="Standard">O arquivo routes.js deve ficar assim:</text:p>
      <text:p text:style-name="Standard"/>
      <text:p text:style-name="P1"><text:span text:style-name="T1">const</text:span><text:span text:style-name="T3"> </text:span><text:span text:style-name="T6">express</text:span><text:span text:style-name="T3"> </text:span><text:span text:style-name="T1">=</text:span><text:span text:style-name="T3"> </text:span><text:span text:style-name="T6">require</text:span><text:span text:style-name="T3">(</text:span><text:span text:style-name="T4">'</text:span><text:span text:style-name="T5">express</text:span><text:span text:style-name="T4">'</text:span><text:span text:style-name="T3">)</text:span></text:p>
      <text:p text:style-name="P1"><text:span text:style-name="T1">const</text:span><text:span text:style-name="T3"> { </text:span><text:span text:style-name="T13">Pool</text:span><text:span text:style-name="T3"> } </text:span><text:span text:style-name="T1">=</text:span><text:span text:style-name="T3"> </text:span><text:span text:style-name="T6">require</text:span><text:span text:style-name="T3">(</text:span><text:span text:style-name="T4">'</text:span><text:span text:style-name="T5">pg</text:span><text:span text:style-name="T4">'</text:span><text:span text:style-name="T3">);</text:span></text:p>
      <text:p text:style-name="P1"><text:span text:style-name="T1">const</text:span><text:span text:style-name="T3"> </text:span><text:span text:style-name="T8">routes</text:span><text:span text:style-name="T3"> </text:span><text:span text:style-name="T1">=</text:span><text:span text:style-name="T3"> </text:span><text:span text:style-name="T6">express</text:span><text:span text:style-name="T3">.</text:span><text:span text:style-name="T6">Router</text:span><text:span text:style-name="T3">();</text:span></text:p>
      <text:p text:style-name="P1"><text:span text:style-name="T1">const</text:span><text:span text:style-name="T3"> etapa3 </text:span><text:span text:style-name="T1">=</text:span><text:span text:style-name="T3"> </text:span><text:span text:style-name="T6">require</text:span><text:span text:style-name="T3">(</text:span><text:span text:style-name="T4">'</text:span><text:span text:style-name="T5">./controllers/etapa3</text:span><text:span text:style-name="T4">'</text:span><text:span text:style-name="T3">);</text:span></text:p>
      <text:p text:style-name="P1"><text:span text:style-name="T1">const</text:span><text:span text:style-name="T3"> etapa4 </text:span><text:span text:style-name="T1">=</text:span><text:span text:style-name="T3"> </text:span><text:span text:style-name="T6">require</text:span><text:span text:style-name="T3">(</text:span><text:span text:style-name="T4">'</text:span><text:span text:style-name="T5">./controllers/etapa4</text:span><text:span text:style-name="T4">'</text:span><text:span text:style-name="T3">);</text:span></text:p>
      <text:p text:style-name="P2"/>
      <text:p text:style-name="P1"><text:span text:style-name="T1">const</text:span><text:span text:style-name="T3"> </text:span><text:span text:style-name="T8">pool</text:span><text:span text:style-name="T3"> </text:span><text:span text:style-name="T1">=</text:span><text:span text:style-name="T3"> </text:span><text:span text:style-name="T2">new</text:span><text:span text:style-name="T3"> </text:span><text:span text:style-name="T13">Pool</text:span><text:span text:style-name="T3">({</text:span></text:p>
      <text:p text:style-name="P1"><text:span text:style-name="T3"><text:s text:c="4"/>user</text:span><text:span text:style-name="T1">:</text:span><text:span text:style-name="T3"> </text:span><text:span text:style-name="T4">'</text:span><text:span text:style-name="T5">postgres</text:span><text:span text:style-name="T4">'</text:span><text:span text:style-name="T3">,</text:span></text:p>
      <text:p text:style-name="P1"><text:span text:style-name="T3"><text:s text:c="4"/>host</text:span><text:span text:style-name="T1">:</text:span><text:span text:style-name="T3"> </text:span><text:span text:style-name="T4">'</text:span><text:span text:style-name="T5">localhost</text:span><text:span text:style-name="T4">'</text:span><text:span text:style-name="T3">,</text:span></text:p>
      <text:p text:style-name="P1"><text:span text:style-name="T3"><text:s text:c="4"/>database</text:span><text:span text:style-name="T1">:</text:span><text:span text:style-name="T3"> </text:span><text:span text:style-name="T4">'</text:span><text:span text:style-name="T5">daw1</text:span><text:span text:style-name="T4">'</text:span><text:span text:style-name="T3">,</text:span></text:p>
      <text:p text:style-name="P1"><text:span text:style-name="T3"><text:s text:c="4"/>password</text:span><text:span text:style-name="T1">:</text:span><text:span text:style-name="T3"> </text:span><text:span text:style-name="T4">'</text:span><text:span text:style-name="T5">12345</text:span><text:span text:style-name="T4">'</text:span><text:span text:style-name="T3">,</text:span></text:p>
      <text:p text:style-name="P1"><text:span text:style-name="T3"><text:s text:c="4"/>port</text:span><text:span text:style-name="T1">:</text:span><text:span text:style-name="T3"> </text:span><text:span text:style-name="T8">5432</text:span><text:span text:style-name="T3">,</text:span></text:p>
      <text:p text:style-name="P1"><text:span text:style-name="T3">});</text:span></text:p>
      <text:p text:style-name="P2"/>
      <text:p text:style-name="P1"><text:span text:style-name="T8">routes</text:span><text:span text:style-name="T3">.</text:span><text:span text:style-name="T6">get</text:span><text:span text:style-name="T3">(</text:span><text:span text:style-name="T4">'</text:span><text:span text:style-name="T5">/doador</text:span><text:span text:style-name="T4">'</text:span><text:span text:style-name="T3">, </text:span><text:span text:style-name="T1">async</text:span><text:span text:style-name="T3"> (</text:span><text:span text:style-name="T11">req</text:span><text:span text:style-name="T3">, </text:span><text:span text:style-name="T11">res</text:span><text:span text:style-name="T3">) </text:span><text:span text:style-name="T1">=&gt;</text:span><text:span text:style-name="T3"> {</text:span></text:p>
      <text:p text:style-name="P1"><text:span text:style-name="T3"><text:s text:c="4"/></text:span><text:span text:style-name="T1">try</text:span><text:span text:style-name="T3"> {</text:span></text:p>
      <text:p text:style-name="P1"><text:soft-page-break/><text:span text:style-name="T3"><text:s text:c="8"/></text:span><text:span text:style-name="T1">const</text:span><text:span text:style-name="T3"> </text:span><text:span text:style-name="T8">client</text:span><text:span text:style-name="T3"> </text:span><text:span text:style-name="T1">=</text:span><text:span text:style-name="T3"> </text:span><text:span text:style-name="T1">await</text:span><text:span text:style-name="T3"> </text:span><text:span text:style-name="T8">pool</text:span><text:span text:style-name="T3">.</text:span><text:span text:style-name="T6">connect</text:span><text:span text:style-name="T3">();</text:span></text:p>
      <text:p text:style-name="P1"><text:span text:style-name="T3"><text:s text:c="8"/></text:span><text:span text:style-name="T1">const</text:span><text:span text:style-name="T3"> </text:span><text:span text:style-name="T8">result</text:span><text:span text:style-name="T3"> </text:span><text:span text:style-name="T1">=</text:span><text:span text:style-name="T3"> </text:span><text:span text:style-name="T1">await</text:span><text:span text:style-name="T3"> </text:span><text:span text:style-name="T8">client</text:span><text:span text:style-name="T3">.</text:span><text:span text:style-name="T6">query</text:span><text:span text:style-name="T3">(</text:span><text:span text:style-name="T4">'</text:span><text:span text:style-name="T5">SELECT * FROM DOADOR</text:span><text:span text:style-name="T4">'</text:span><text:span text:style-name="T3">);</text:span></text:p>
      <text:p text:style-name="P1"><text:span text:style-name="T3"><text:s text:c="8"/></text:span><text:span text:style-name="T1">const</text:span><text:span text:style-name="T3"> </text:span><text:span text:style-name="T8">doador</text:span><text:span text:style-name="T3"> </text:span><text:span text:style-name="T1">=</text:span><text:span text:style-name="T3"> </text:span><text:span text:style-name="T8">result</text:span><text:span text:style-name="T3">.rows;</text:span></text:p>
      <text:p text:style-name="P1"><text:span text:style-name="T3"><text:s text:c="8"/></text:span><text:span text:style-name="T8">client</text:span><text:span text:style-name="T3">.</text:span><text:span text:style-name="T6">release</text:span><text:span text:style-name="T3">();</text:span></text:p>
      <text:p text:style-name="P1"><text:span text:style-name="T3"><text:s text:c="8"/></text:span><text:span text:style-name="T11">res</text:span><text:span text:style-name="T3">.</text:span><text:span text:style-name="T6">json</text:span><text:span text:style-name="T3">(</text:span><text:span text:style-name="T8">doador</text:span><text:span text:style-name="T3">);</text:span></text:p>
      <text:p text:style-name="P1"><text:span text:style-name="T3"><text:s text:c="4"/>} </text:span><text:span text:style-name="T1">catch</text:span><text:span text:style-name="T3"> (err) {</text:span></text:p>
      <text:p text:style-name="P1"><text:span text:style-name="T3"><text:s text:c="8"/></text:span><text:span text:style-name="T8">console</text:span><text:span text:style-name="T3">.</text:span><text:span text:style-name="T6">error</text:span><text:span text:style-name="T3">(</text:span><text:span text:style-name="T4">'</text:span><text:span text:style-name="T5">Erro ao buscar usuários</text:span><text:span text:style-name="T4">'</text:span><text:span text:style-name="T3">, err);</text:span></text:p>
      <text:p text:style-name="P1"><text:span text:style-name="T3"><text:s text:c="8"/></text:span><text:span text:style-name="T11">res</text:span><text:span text:style-name="T3">.</text:span><text:span text:style-name="T6">status</text:span><text:span text:style-name="T3">(</text:span><text:span text:style-name="T8">500</text:span><text:span text:style-name="T3">).</text:span><text:span text:style-name="T6">json</text:span><text:span text:style-name="T3">({ error</text:span><text:span text:style-name="T1">:</text:span><text:span text:style-name="T3"> </text:span><text:span text:style-name="T4">'</text:span><text:span text:style-name="T5">Erro ao buscar usuários</text:span><text:span text:style-name="T4">'</text:span><text:span text:style-name="T3"> });</text:span></text:p>
      <text:p text:style-name="P1"><text:span text:style-name="T3"><text:s text:c="4"/>}</text:span></text:p>
      <text:p text:style-name="P1"><text:span text:style-name="T3">})</text:span></text:p>
      <text:p text:style-name="P2"/>
      <text:p text:style-name="P1"><text:span text:style-name="T8">routes</text:span><text:span text:style-name="T3">.</text:span><text:span text:style-name="T6">post</text:span><text:span text:style-name="T3">(</text:span><text:span text:style-name="T4">'</text:span><text:span text:style-name="T5">/cadastrarDoador</text:span><text:span text:style-name="T4">'</text:span><text:span text:style-name="T3">, </text:span><text:span text:style-name="T1">async</text:span><text:span text:style-name="T3"> (</text:span><text:span text:style-name="T11">req</text:span><text:span text:style-name="T3">, </text:span><text:span text:style-name="T11">res</text:span><text:span text:style-name="T3">) </text:span><text:span text:style-name="T1">=&gt;</text:span><text:span text:style-name="T3"> {</text:span></text:p>
      <text:p text:style-name="P1"><text:span text:style-name="T3"><text:s text:c="4"/></text:span><text:span text:style-name="T1">try</text:span><text:span text:style-name="T3"> {</text:span></text:p>
      <text:p text:style-name="P1"><text:span text:style-name="T3"><text:s text:c="8"/></text:span><text:span text:style-name="T1">const</text:span><text:span text:style-name="T3"> { </text:span><text:span text:style-name="T8">texto</text:span><text:span text:style-name="T3">, </text:span><text:span text:style-name="T8">inteiro</text:span><text:span text:style-name="T3">, </text:span><text:span text:style-name="T8">booleano</text:span><text:span text:style-name="T3">, </text:span><text:span text:style-name="T8">opcaoSelecionada</text:span><text:span text:style-name="T3">, </text:span><text:span text:style-name="T8">opcaoRadio</text:span><text:span text:style-name="T3"> } </text:span><text:span text:style-name="T1">=</text:span><text:span text:style-name="T3"> </text:span><text:span text:style-name="T11">req</text:span><text:span text:style-name="T3">.body;</text:span></text:p>
      <text:p text:style-name="P1"><text:span text:style-name="T3"><text:s text:c="8"/></text:span><text:span text:style-name="T8">console</text:span><text:span text:style-name="T3">.</text:span><text:span text:style-name="T6">log</text:span><text:span text:style-name="T3">(</text:span><text:span text:style-name="T4">'</text:span><text:span text:style-name="T5">Backend: </text:span><text:span text:style-name="T4">'</text:span><text:span text:style-name="T3"> </text:span><text:span text:style-name="T1">+</text:span><text:span text:style-name="T3"> </text:span><text:span text:style-name="T8">texto</text:span><text:span text:style-name="T3">, </text:span><text:span text:style-name="T8">inteiro</text:span><text:span text:style-name="T3">);</text:span></text:p>
      <text:p text:style-name="P1"><text:span text:style-name="T3"><text:s text:c="8"/></text:span><text:span text:style-name="T1">const</text:span><text:span text:style-name="T3"> </text:span><text:span text:style-name="T8">client</text:span><text:span text:style-name="T3"> </text:span><text:span text:style-name="T1">=</text:span><text:span text:style-name="T3"> </text:span><text:span text:style-name="T1">await</text:span><text:span text:style-name="T3"> </text:span><text:span text:style-name="T8">pool</text:span><text:span text:style-name="T3">.</text:span><text:span text:style-name="T6">connect</text:span><text:span text:style-name="T3">();</text:span></text:p>
      <text:p text:style-name="P1"><text:span text:style-name="T3"><text:s text:c="8"/></text:span><text:span text:style-name="T1">const</text:span><text:span text:style-name="T3"> </text:span><text:span text:style-name="T8">result</text:span><text:span text:style-name="T3"> </text:span><text:span text:style-name="T1">=</text:span><text:span text:style-name="T3"> </text:span><text:span text:style-name="T1">await</text:span><text:span text:style-name="T3"> </text:span><text:span text:style-name="T8">client</text:span><text:span text:style-name="T3">.</text:span><text:span text:style-name="T6">query</text:span><text:span text:style-name="T3">(</text:span><text:span text:style-name="T4">'</text:span><text:span text:style-name="T5">INSERT INTO doador (codigo, nome) VALUES ($1, $2) RETURNING *</text:span><text:span text:style-name="T4">'</text:span><text:span text:style-name="T3">, [</text:span><text:span text:style-name="T8">inteiro</text:span><text:span text:style-name="T3">, </text:span><text:span text:style-name="T8">texto</text:span><text:span text:style-name="T3">]);</text:span></text:p>
      <text:p text:style-name="P1"><text:span text:style-name="T3"><text:s text:c="8"/></text:span><text:span text:style-name="T1">const</text:span><text:span text:style-name="T3"> </text:span><text:span text:style-name="T8">newItem</text:span><text:span text:style-name="T3"> </text:span><text:span text:style-name="T1">=</text:span><text:span text:style-name="T3"> </text:span><text:span text:style-name="T8">result</text:span><text:span text:style-name="T3">.rows[</text:span><text:span text:style-name="T8">0</text:span><text:span text:style-name="T3">];</text:span></text:p>
      <text:p text:style-name="P1"><text:span text:style-name="T3"><text:s text:c="8"/></text:span><text:span text:style-name="T8">client</text:span><text:span text:style-name="T3">.</text:span><text:span text:style-name="T6">release</text:span><text:span text:style-name="T3">();</text:span></text:p>
      <text:p text:style-name="P1"><text:span text:style-name="T3"><text:s text:c="8"/></text:span><text:span text:style-name="T11">res</text:span><text:span text:style-name="T3">.</text:span><text:span text:style-name="T6">json</text:span><text:span text:style-name="T3">(</text:span><text:span text:style-name="T8">newItem</text:span><text:span text:style-name="T3">);</text:span></text:p>
      <text:p text:style-name="P1"><text:span text:style-name="T3"><text:s text:c="4"/>} </text:span><text:span text:style-name="T1">catch</text:span><text:span text:style-name="T3"> (err) {</text:span></text:p>
      <text:p text:style-name="P1"><text:soft-page-break/><text:span text:style-name="T3"><text:s text:c="8"/></text:span><text:span text:style-name="T8">console</text:span><text:span text:style-name="T3">.</text:span><text:span text:style-name="T6">error</text:span><text:span text:style-name="T3">(err);</text:span></text:p>
      <text:p text:style-name="P1"><text:span text:style-name="T3"><text:s text:c="8"/></text:span><text:span text:style-name="T11">res</text:span><text:span text:style-name="T3">.</text:span><text:span text:style-name="T6">status</text:span><text:span text:style-name="T3">(</text:span><text:span text:style-name="T8">500</text:span><text:span text:style-name="T3">).</text:span><text:span text:style-name="T6">json</text:span><text:span text:style-name="T3">({ message</text:span><text:span text:style-name="T1">:</text:span><text:span text:style-name="T3"> </text:span><text:span text:style-name="T4">'</text:span><text:span text:style-name="T5">Erro interno do servidor</text:span><text:span text:style-name="T4">'</text:span><text:span text:style-name="T3"> });</text:span></text:p>
      <text:p text:style-name="P1"><text:span text:style-name="T3"><text:s text:c="4"/>}</text:span></text:p>
      <text:p text:style-name="P1"><text:span text:style-name="T3">})</text:span></text:p>
      <text:p text:style-name="P2"/>
      <text:p text:style-name="P1"><text:span text:style-name="T8">routes</text:span><text:span text:style-name="T3">.</text:span><text:span text:style-name="T6">post</text:span><text:span text:style-name="T3">(</text:span><text:span text:style-name="T4">'</text:span><text:span text:style-name="T5">/excluirDoador/:id</text:span><text:span text:style-name="T4">'</text:span><text:span text:style-name="T3">, </text:span><text:span text:style-name="T1">async</text:span><text:span text:style-name="T3"> (</text:span><text:span text:style-name="T11">req</text:span><text:span text:style-name="T3">, </text:span><text:span text:style-name="T11">res</text:span><text:span text:style-name="T3">) </text:span><text:span text:style-name="T1">=&gt;</text:span><text:span text:style-name="T3"> {</text:span></text:p>
      <text:p text:style-name="P1"><text:span text:style-name="T3"><text:s text:c="4"/></text:span><text:span text:style-name="T1">const</text:span><text:span text:style-name="T3"> </text:span><text:span text:style-name="T8">id</text:span><text:span text:style-name="T3"> </text:span><text:span text:style-name="T1">=</text:span><text:span text:style-name="T3"> </text:span><text:span text:style-name="T11">req</text:span><text:span text:style-name="T3">.params.id;</text:span></text:p>
      <text:p text:style-name="P1"><text:span text:style-name="T3"><text:s text:c="4"/></text:span><text:span text:style-name="T1">const</text:span><text:span text:style-name="T3"> { </text:span><text:span text:style-name="T8">nome</text:span><text:span text:style-name="T3">, </text:span><text:span text:style-name="T8">cpf</text:span><text:span text:style-name="T3">, </text:span><text:span text:style-name="T8">contato</text:span><text:span text:style-name="T3">, </text:span><text:span text:style-name="T8">tipo_sanguineo</text:span><text:span text:style-name="T3">, </text:span><text:span text:style-name="T8">rh</text:span><text:span text:style-name="T3">, </text:span><text:span text:style-name="T8">tipo_rh_corretos</text:span><text:span text:style-name="T3">, </text:span><text:span text:style-name="T8">situacao</text:span><text:span text:style-name="T3"> } </text:span><text:span text:style-name="T1">=</text:span><text:span text:style-name="T3"> </text:span><text:span text:style-name="T11">req</text:span><text:span text:style-name="T3">.body;</text:span></text:p>
      <text:p text:style-name="P2"/>
      <text:p text:style-name="P1"><text:span text:style-name="T3"><text:s text:c="4"/></text:span><text:span text:style-name="T1">try</text:span><text:span text:style-name="T3"> {</text:span></text:p>
      <text:p text:style-name="P1"><text:span text:style-name="T3"><text:s text:c="8"/></text:span><text:span text:style-name="T1">const</text:span><text:span text:style-name="T3"> </text:span><text:span text:style-name="T8">client</text:span><text:span text:style-name="T3"> </text:span><text:span text:style-name="T1">=</text:span><text:span text:style-name="T3"> </text:span><text:span text:style-name="T1">await</text:span><text:span text:style-name="T3"> </text:span><text:span text:style-name="T8">pool</text:span><text:span text:style-name="T3">.</text:span><text:span text:style-name="T6">connect</text:span><text:span text:style-name="T3">();</text:span></text:p>
      <text:p text:style-name="P1"><text:span text:style-name="T3"><text:s text:c="8"/></text:span><text:span text:style-name="T1">const</text:span><text:span text:style-name="T3"> </text:span><text:span text:style-name="T8">result</text:span><text:span text:style-name="T3"> </text:span><text:span text:style-name="T1">=</text:span><text:span text:style-name="T3"> </text:span><text:span text:style-name="T1">await</text:span><text:span text:style-name="T3"> </text:span><text:span text:style-name="T8">client</text:span><text:span text:style-name="T3">.</text:span><text:span text:style-name="T6">query</text:span><text:span text:style-name="T3">(</text:span><text:span text:style-name="T4">"</text:span><text:span text:style-name="T5">UPDATE DOADOR SET situacao = 'Inativo' WHERE codigo = $1</text:span><text:span text:style-name="T4">"</text:span><text:span text:style-name="T3">, [</text:span><text:span text:style-name="T8">id</text:span><text:span text:style-name="T3">]);</text:span></text:p>
      <text:p text:style-name="P1"><text:span text:style-name="T3"><text:s text:c="8"/></text:span><text:span text:style-name="T8">client</text:span><text:span text:style-name="T3">.</text:span><text:span text:style-name="T6">release</text:span><text:span text:style-name="T3">();</text:span></text:p>
      <text:p text:style-name="P1"><text:span text:style-name="T3"><text:s text:c="8"/></text:span><text:span text:style-name="T10">// Após a atualização, você pode enviar uma resposta de sucesso</text:span></text:p>
      <text:p text:style-name="P1"><text:span text:style-name="T3"><text:s text:c="8"/></text:span><text:span text:style-name="T11">res</text:span><text:span text:style-name="T3">.</text:span><text:span text:style-name="T6">status</text:span><text:span text:style-name="T3">(</text:span><text:span text:style-name="T8">200</text:span><text:span text:style-name="T3">).</text:span><text:span text:style-name="T6">json</text:span><text:span text:style-name="T3">({ message</text:span><text:span text:style-name="T1">:</text:span><text:span text:style-name="T3"> </text:span><text:span text:style-name="T4">'</text:span><text:span text:style-name="T5">Doador excluído com sucesso</text:span><text:span text:style-name="T4">'</text:span><text:span text:style-name="T3"> });</text:span></text:p>
      <text:p text:style-name="P1"><text:span text:style-name="T3"><text:s text:c="4"/>} </text:span><text:span text:style-name="T1">catch</text:span><text:span text:style-name="T3"> (err) {</text:span></text:p>
      <text:p text:style-name="P1"><text:span text:style-name="T3"><text:s text:c="8"/></text:span><text:span text:style-name="T8">console</text:span><text:span text:style-name="T3">.</text:span><text:span text:style-name="T6">error</text:span><text:span text:style-name="T3">(</text:span><text:span text:style-name="T4">'</text:span><text:span text:style-name="T5">Erro ao atualizar doador:</text:span><text:span text:style-name="T4">'</text:span><text:span text:style-name="T3">, err);</text:span></text:p>
      <text:p text:style-name="P1"><text:span text:style-name="T3"><text:s text:c="8"/></text:span><text:span text:style-name="T11">res</text:span><text:span text:style-name="T3">.</text:span><text:span text:style-name="T6">status</text:span><text:span text:style-name="T3">(</text:span><text:span text:style-name="T8">500</text:span><text:span text:style-name="T3">).</text:span><text:span text:style-name="T6">json</text:span><text:span text:style-name="T3">({ error</text:span><text:span text:style-name="T1">:</text:span><text:span text:style-name="T3"> </text:span><text:span text:style-name="T4">'</text:span><text:span text:style-name="T5">Erro ao atualizar doador</text:span><text:span text:style-name="T4">'</text:span><text:span text:style-name="T3"> });</text:span></text:p>
      <text:p text:style-name="P1"><text:span text:style-name="T3"><text:s text:c="4"/>}</text:span></text:p>
      <text:p text:style-name="P1"><text:span text:style-name="T3">});</text:span></text:p>
      <text:p text:style-name="P2"/>
      <text:p text:style-name="P1"><text:soft-page-break/><text:span text:style-name="T10">//rotas exercício</text:span></text:p>
      <text:p text:style-name="P1"><text:span text:style-name="T8">routes</text:span><text:span text:style-name="T3">.</text:span><text:span text:style-name="T6">get</text:span><text:span text:style-name="T3">(</text:span><text:span text:style-name="T4">'</text:span><text:span text:style-name="T5">/a1</text:span><text:span text:style-name="T4">'</text:span><text:span text:style-name="T3">, etapa3.</text:span><text:span text:style-name="T6">a1</text:span><text:span text:style-name="T3">);</text:span></text:p>
      <text:p text:style-name="P1"><text:span text:style-name="T8">routes</text:span><text:span text:style-name="T3">.</text:span><text:span text:style-name="T6">get</text:span><text:span text:style-name="T3">(</text:span><text:span text:style-name="T4">'</text:span><text:span text:style-name="T5">/a2/:id</text:span><text:span text:style-name="T4">'</text:span><text:span text:style-name="T3">, etapa3.</text:span><text:span text:style-name="T6">a2</text:span><text:span text:style-name="T3">);</text:span></text:p>
      <text:p text:style-name="P1"><text:span text:style-name="T8">routes</text:span><text:span text:style-name="T3">.</text:span><text:span text:style-name="T6">get</text:span><text:span text:style-name="T3">(</text:span><text:span text:style-name="T4">'</text:span><text:span text:style-name="T5">/a3</text:span><text:span text:style-name="T4">'</text:span><text:span text:style-name="T3">, etapa3.</text:span><text:span text:style-name="T6">a3</text:span><text:span text:style-name="T3">);</text:span></text:p>
      <text:p text:style-name="P1"><text:span text:style-name="T10">//routes.post('/formulario', etapa4.a4);</text:span></text:p>
      <text:p text:style-name="P2"/>
      <text:p text:style-name="P1"><text:span text:style-name="T9">module</text:span><text:span text:style-name="T3">.</text:span><text:span text:style-name="T9">exports</text:span><text:span text:style-name="T3"> </text:span><text:span text:style-name="T1">=</text:span><text:span text:style-name="T3"> </text:span><text:span text:style-name="T8">routes</text:span><text:span text:style-name="T3">;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6" meta:paragraph-count="276" meta:word-count="935" meta:character-count="9227" meta:non-whitespace-character-count="6811"/>
    <meta:generator>LibreOfficeDev/6.0.5.2$Linux_X86_64 LibreOffice_project/</meta:generator>
  </office:meta>
</office:document-meta>
</file>